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694in" fo:line-height="100%"/>
      <style:text-properties style:font-name="Aptos Black" style:font-name-asian="Times New Roman" fo:font-weight="bold" style:font-weight-asian="bold" style:font-weight-complex="bold" fo:color="#0070C0" style:letter-kerning="false" fo:font-size="18pt" style:font-size-asian="18pt" style:font-size-complex="18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text-align="center" fo:margin-bottom="0.0694in" fo:line-height="100%"/>
    </style:style>
    <style:style style:name="T3" style:parent-style-name="DefaultParagraphFont" style:family="text">
      <style:text-properties style:font-name="Aptos Black" style:font-name-asian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5" style:parent-style-name="Normal" style:family="paragraph">
      <style:paragraph-properties fo:margin-bottom="0in" fo:line-height="100%"/>
    </style:style>
    <style:style style:name="T6" style:parent-style-name="DefaultParagraphFont" style:family="text">
      <style:text-properties style:font-name-asian="Times New Roman" style:letter-kerning="false" style:language-asian="en" style:country-asian="GB"/>
    </style:style>
    <style:style style:name="T7" style:parent-style-name="DefaultParagraphFont" style:family="text">
      <style:text-properties style:font-name-asian="Times New Roman" style:letter-kerning="false" style:language-asian="en" style:country-asian="GB"/>
    </style:style>
    <style:style style:name="T8" style:parent-style-name="DefaultParagraphFont" style:family="text">
      <style:text-properties style:font-name-asian="Times New Roman" fo:font-weight="bold" style:font-weight-asian="bold" style:font-weight-complex="bold" fo:color="#C00000" style:letter-kerning="false" style:language-asian="en" style:country-asian="GB"/>
    </style:style>
    <style:style style:name="P9" style:parent-style-name="Normal" style:list-style-name="LFO1" style:family="paragraph">
      <style:paragraph-properties fo:margin-bottom="0in" fo:line-height="100%"/>
    </style:style>
    <style:style style:name="T1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" style:parent-style-name="DefaultParagraphFont" style:family="text">
      <style:text-properties style:font-name-asian="Times New Roman" style:letter-kerning="false" style:language-asian="en" style:country-asian="GB"/>
    </style:style>
    <style:style style:name="P12" style:parent-style-name="ListParagraph" style:list-style-name="LFO2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13" style:parent-style-name="ListParagraph" style:list-style-name="LFO2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14" style:parent-style-name="ListParagraph" style:list-style-name="LFO2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style:letter-kerning="false" style:language-asian="en" style:country-asian="GB"/>
    </style:style>
    <style:style style:name="T16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P17" style:parent-style-name="Normal" style:list-style-name="LFO1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9" style:parent-style-name="DefaultParagraphFont" style:family="text">
      <style:text-properties style:font-name-asian="Times New Roman" style:letter-kerning="false" style:language-asian="en" style:country-asian="GB"/>
    </style:style>
    <style:style style:name="P20" style:parent-style-name="ListParagraph" style:list-style-name="LFO3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1" style:parent-style-name="ListParagraph" style:list-style-name="LFO3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2" style:parent-style-name="ListParagraph" style:list-style-name="LFO3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3" style:parent-style-name="ListParagraph" style:list-style-name="LFO3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4" style:parent-style-name="Normal" style:list-style-name="LFO1" style:family="paragraph">
      <style:paragraph-properties fo:margin-bottom="0in" fo:line-height="100%"/>
    </style:style>
    <style:style style:name="T2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26" style:parent-style-name="DefaultParagraphFont" style:family="text">
      <style:text-properties style:font-name-asian="Times New Roman" style:letter-kerning="false" style:language-asian="en" style:country-asian="GB"/>
    </style:style>
    <style:style style:name="P27" style:parent-style-name="ListParagraph" style:list-style-name="LFO4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8" style:parent-style-name="ListParagraph" style:list-style-name="LFO4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P29" style:parent-style-name="ListParagraph" style:family="paragraph">
      <style:paragraph-properties fo:margin-bottom="0in" fo:line-height="100%" fo:margin-left="1in">
        <style:tab-stops/>
      </style:paragraph-properties>
      <style:text-properties style:font-name-asian="Times New Roman" style:letter-kerning="false" style:language-asian="en" style:country-asian="GB"/>
    </style:style>
    <style:style style:name="P30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ableColumn32" style:family="table-column">
      <style:table-column-properties style:column-width="1.309in"/>
    </style:style>
    <style:style style:name="TableColumn33" style:family="table-column">
      <style:table-column-properties style:column-width="1.2722in"/>
    </style:style>
    <style:style style:name="TableColumn34" style:family="table-column">
      <style:table-column-properties style:column-width="3.6756in"/>
    </style:style>
    <style:style style:name="Table31" style:family="table">
      <style:table-properties style:width="6.2569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9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40" style:parent-style-name="Normal" style:family="paragraph">
      <style:paragraph-properties fo:text-align="center" fo:margin-bottom="0in" fo:line-height="100%"/>
    </style:style>
    <style:style style:name="T4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42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45" style:family="table-row">
      <style:table-row-properties/>
    </style:style>
    <style:style style:name="TableCell4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ListParagraph" style:list-style-name="LFO5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5" style:parent-style-name="DefaultParagraphFont" style:family="text">
      <style:text-properties style:font-name-asian="Times New Roman" fo:color="#00B050" style:letter-kerning="false" style:language-asian="en" style:country-asian="GB"/>
    </style:style>
    <style:style style:name="T56" style:parent-style-name="DefaultParagraphFont" style:family="text">
      <style:text-properties style:font-name-asian="Times New Roman" style:letter-kerning="false" style:language-asian="en" style:country-asian="GB"/>
    </style:style>
    <style:style style:name="T57" style:parent-style-name="DefaultParagraphFont" style:family="text">
      <style:text-properties style:font-name-asian="Times New Roman" fo:color="#FFC000" style:letter-kerning="false" style:language-asian="en" style:country-asian="GB"/>
    </style:style>
    <style:style style:name="T58" style:parent-style-name="DefaultParagraphFont" style:family="text">
      <style:text-properties style:font-name-asian="Times New Roman" style:letter-kerning="false" style:language-asian="en" style:country-asian="GB"/>
    </style:style>
    <style:style style:name="T59" style:parent-style-name="DefaultParagraphFont" style:family="text">
      <style:text-properties style:font-name-asian="Times New Roman" fo:color="#C00000" style:letter-kerning="false" style:language-asian="en" style:country-asian="GB"/>
    </style:style>
    <style:style style:name="T60" style:parent-style-name="DefaultParagraphFont" style:family="text">
      <style:text-properties style:font-name-asian="Times New Roman" style:letter-kerning="false" style:language-asian="en" style:country-asian="GB"/>
    </style:style>
    <style:style style:name="P61" style:parent-style-name="ListParagraph" style:list-style-name="LFO5" style:family="paragraph">
      <style:paragraph-properties fo:margin-bottom="0in" fo:line-height="100%"/>
    </style:style>
    <style:style style:name="T6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63" style:parent-style-name="DefaultParagraphFont" style:family="text">
      <style:text-properties style:font-name-asian="Times New Roman" style:letter-kerning="false" style:language-asian="en" style:country-asian="GB"/>
    </style:style>
    <style:style style:name="P64" style:parent-style-name="ListParagraph" style:list-style-name="LFO5" style:family="paragraph">
      <style:paragraph-properties fo:margin-bottom="0in" fo:line-height="100%"/>
    </style:style>
    <style:style style:name="T6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66" style:parent-style-name="DefaultParagraphFont" style:family="text">
      <style:text-properties style:font-name-asian="Times New Roman" style:letter-kerning="false" style:language-asian="en" style:country-asian="GB"/>
    </style:style>
    <style:style style:name="T67" style:parent-style-name="DefaultParagraphFont" style:family="text">
      <style:text-properties style:font-name-asian="Times New Roman" style:letter-kerning="false" style:language-asian="en" style:country-asian="GB"/>
    </style:style>
    <style:style style:name="P68" style:parent-style-name="ListParagraph" style:list-style-name="LFO5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70" style:parent-style-name="DefaultParagraphFont" style:family="text">
      <style:text-properties style:font-name-asian="Times New Roman" style:letter-kerning="false" style:language-asian="en" style:country-asian="GB"/>
    </style:style>
    <style:style style:name="TableRow71" style:family="table-row">
      <style:table-row-properties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9" style:parent-style-name="ListParagraph" style:list-style-name="LFO6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81" style:parent-style-name="DefaultParagraphFont" style:family="text">
      <style:text-properties style:font-name-asian="Times New Roman" style:letter-kerning="false" style:language-asian="en" style:country-asian="GB"/>
    </style:style>
    <style:style style:name="P82" style:parent-style-name="ListParagraph" style:list-style-name="LFO6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84" style:parent-style-name="DefaultParagraphFont" style:family="text">
      <style:text-properties style:font-name-asian="Times New Roman" style:letter-kerning="false" style:language-asian="en" style:country-asian="GB"/>
    </style:style>
    <style:style style:name="P85" style:parent-style-name="ListParagraph" style:list-style-name="LFO6" style:family="paragraph">
      <style:paragraph-properties fo:margin-bottom="0in" fo:line-height="100%"/>
    </style:style>
    <style:style style:name="T8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87" style:parent-style-name="DefaultParagraphFont" style:family="text">
      <style:text-properties style:font-name-asian="Times New Roman" style:letter-kerning="false" style:language-asian="en" style:country-asian="GB"/>
    </style:style>
    <style:style style:name="P88" style:parent-style-name="ListParagraph" style:list-style-name="LFO6" style:family="paragraph">
      <style:paragraph-properties fo:margin-bottom="0in" fo:line-height="100%"/>
    </style:style>
    <style:style style:name="T8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90" style:parent-style-name="DefaultParagraphFont" style:family="text">
      <style:text-properties style:font-name-asian="Times New Roman" style:letter-kerning="false" style:language-asian="en" style:country-asian="GB"/>
    </style:style>
    <style:style style:name="P91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92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93" style:parent-style-name="Normal" style:list-style-name="LFO7" style:family="paragraph">
      <style:paragraph-properties fo:margin-bottom="0.0694in" fo:line-height="100%"/>
    </style:style>
    <style:style style:name="T9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95" style:parent-style-name="DefaultParagraphFont" style:family="text">
      <style:text-properties style:font-name-asian="Times New Roman" style:letter-kerning="false" style:language-asian="en" style:country-asian="GB"/>
    </style:style>
    <style:style style:name="T96" style:parent-style-name="DefaultParagraphFont" style:family="text">
      <style:text-properties style:font-name-asian="Times New Roman" style:letter-kerning="false" style:language-asian="en" style:country-asian="GB"/>
    </style:style>
    <style:style style:name="P97" style:parent-style-name="Normal" style:list-style-name="LFO7" style:family="paragraph">
      <style:paragraph-properties fo:margin-bottom="0.0694in" fo:line-height="100%"/>
    </style:style>
    <style:style style:name="T9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99" style:parent-style-name="DefaultParagraphFont" style:family="text">
      <style:text-properties style:font-name-asian="Times New Roman" style:letter-kerning="false" style:language-asian="en" style:country-asian="GB"/>
    </style:style>
    <style:style style:name="T10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01" style:parent-style-name="DefaultParagraphFont" style:family="text">
      <style:text-properties style:font-name-asian="Times New Roman" style:letter-kerning="false" style:language-asian="en" style:country-asian="GB"/>
    </style:style>
    <style:style style:name="T102" style:parent-style-name="DefaultParagraphFont" style:family="text">
      <style:text-properties style:font-name-asian="Times New Roman" style:letter-kerning="false" style:language-asian="en" style:country-asian="GB"/>
    </style:style>
    <style:style style:name="T103" style:parent-style-name="DefaultParagraphFont" style:family="text">
      <style:text-properties style:font-name-asian="Times New Roman" style:letter-kerning="false" style:language-asian="en" style:country-asian="GB"/>
    </style:style>
    <style:style style:name="T104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T105" style:parent-style-name="DefaultParagraphFont" style:family="text">
      <style:text-properties style:font-name-asian="Times New Roman" style:letter-kerning="false" style:language-asian="en" style:country-asian="GB"/>
    </style:style>
    <style:style style:name="T10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07" style:parent-style-name="DefaultParagraphFont" style:family="text">
      <style:text-properties style:font-name-asian="Times New Roman" style:letter-kerning="false" style:language-asian="en" style:country-asian="GB"/>
    </style:style>
    <style:style style:name="P108" style:parent-style-name="Normal" style:list-style-name="LFO7" style:family="paragraph">
      <style:paragraph-properties fo:margin-bottom="0.0694in" fo:line-height="100%"/>
    </style:style>
    <style:style style:name="T10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0" style:parent-style-name="DefaultParagraphFont" style:family="text">
      <style:text-properties style:font-name-asian="Times New Roman" style:letter-kerning="false" style:language-asian="en" style:country-asian="GB"/>
    </style:style>
    <style:style style:name="T11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2" style:parent-style-name="DefaultParagraphFont" style:family="text">
      <style:text-properties style:font-name-asian="Times New Roman" style:letter-kerning="false" style:language-asian="en" style:country-asian="GB"/>
    </style:style>
    <style:style style:name="T11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4" style:parent-style-name="DefaultParagraphFont" style:family="text">
      <style:text-properties style:font-name-asian="Times New Roman" style:letter-kerning="false" style:language-asian="en" style:country-asian="GB"/>
    </style:style>
    <style:style style:name="P115" style:parent-style-name="Normal" style:list-style-name="LFO7" style:family="paragraph">
      <style:paragraph-properties fo:margin-bottom="0.0694in" fo:line-height="100%"/>
    </style:style>
    <style:style style:name="T11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7" style:parent-style-name="DefaultParagraphFont" style:family="text">
      <style:text-properties style:font-name-asian="Times New Roman" style:letter-kerning="false" style:language-asian="en" style:country-asian="GB"/>
    </style:style>
    <style:style style:name="T118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T119" style:parent-style-name="DefaultParagraphFont" style:family="text">
      <style:text-properties style:font-name-asian="Times New Roman" style:letter-kerning="false" style:language-asian="en" style:country-asian="GB"/>
    </style:style>
    <style:style style:name="T120" style:parent-style-name="DefaultParagraphFont" style:family="text">
      <style:text-properties style:font-name-asian="Times New Roman" style:letter-kerning="false" style:language-asian="en" style:country-asian="GB"/>
    </style:style>
    <style:style style:name="T121" style:parent-style-name="DefaultParagraphFont" style:family="text">
      <style:text-properties style:font-name-asian="Times New Roman" style:letter-kerning="false" style:language-asian="en" style:country-asian="GB"/>
    </style:style>
    <style:style style:name="T122" style:parent-style-name="DefaultParagraphFont" style:family="text">
      <style:text-properties style:font-name-asian="Times New Roman" style:letter-kerning="false" style:language-asian="en" style:country-asian="GB"/>
    </style:style>
    <style:style style:name="T123" style:parent-style-name="DefaultParagraphFont" style:family="text">
      <style:text-properties style:font-name-asian="Times New Roman" style:letter-kerning="false" style:language-asian="en" style:country-asian="GB"/>
    </style:style>
    <style:style style:name="T124" style:parent-style-name="DefaultParagraphFont" style:family="text">
      <style:text-properties style:font-name-asian="Times New Roman" style:letter-kerning="false" style:language-asian="en" style:country-asian="GB"/>
    </style:style>
    <style:style style:name="T125" style:parent-style-name="DefaultParagraphFont" style:family="text">
      <style:text-properties style:font-name-asian="Times New Roman" style:letter-kerning="false" style:language-asian="en" style:country-asian="GB"/>
    </style:style>
    <style:style style:name="P126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127" style:parent-style-name="Normal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P128" style:parent-style-name="Normal" style:family="paragraph">
      <style:paragraph-properties fo:margin-bottom="0.0694in" fo:line-height="100%"/>
    </style:style>
    <style:style style:name="T129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130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31" style:parent-style-name="Normal" style:list-style-name="LFO8" style:family="paragraph">
      <style:paragraph-properties fo:margin-bottom="0.0694in" fo:line-height="100%"/>
    </style:style>
    <style:style style:name="T13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33" style:parent-style-name="DefaultParagraphFont" style:family="text">
      <style:text-properties style:font-name-asian="Times New Roman" style:letter-kerning="false" style:language-asian="en" style:country-asian="GB"/>
    </style:style>
    <style:style style:name="P134" style:parent-style-name="Normal" style:list-style-name="LFO8" style:family="paragraph">
      <style:paragraph-properties fo:margin-bottom="0.0694in" fo:line-height="100%"/>
    </style:style>
    <style:style style:name="T13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36" style:parent-style-name="DefaultParagraphFont" style:family="text">
      <style:text-properties style:font-name-asian="Times New Roman" style:letter-kerning="false" style:language-asian="en" style:country-asian="GB"/>
    </style:style>
    <style:style style:name="P137" style:parent-style-name="Normal" style:list-style-name="LFO8" style:family="paragraph">
      <style:paragraph-properties fo:margin-bottom="0.0694in" fo:line-height="100%"/>
    </style:style>
    <style:style style:name="T13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39" style:parent-style-name="DefaultParagraphFont" style:family="text">
      <style:text-properties style:font-name-asian="Times New Roman" style:letter-kerning="false" style:language-asian="en" style:country-asian="GB"/>
    </style:style>
    <style:style style:name="T14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41" style:parent-style-name="DefaultParagraphFont" style:family="text">
      <style:text-properties style:font-name-asian="Times New Roman" style:letter-kerning="false" style:language-asian="en" style:country-asian="GB"/>
    </style:style>
    <style:style style:name="P142" style:parent-style-name="Normal" style:family="paragraph">
      <style:paragraph-properties fo:margin-bottom="0.0694in" fo:line-height="100%"/>
    </style:style>
    <style:style style:name="T143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44" style:parent-style-name="Normal" style:list-style-name="LFO9" style:family="paragraph">
      <style:paragraph-properties fo:margin-bottom="0.0694in" fo:line-height="100%"/>
    </style:style>
    <style:style style:name="T14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46" style:parent-style-name="DefaultParagraphFont" style:family="text">
      <style:text-properties style:font-name-asian="Times New Roman" style:letter-kerning="false" style:language-asian="en" style:country-asian="GB"/>
    </style:style>
    <style:style style:name="T147" style:parent-style-name="DefaultParagraphFont" style:family="text">
      <style:text-properties style:font-name-asian="Times New Roman" style:letter-kerning="false" style:language-asian="en" style:country-asian="GB"/>
    </style:style>
    <style:style style:name="T148" style:parent-style-name="DefaultParagraphFont" style:family="text">
      <style:text-properties style:font-name-asian="Times New Roman" style:letter-kerning="false" style:language-asian="en" style:country-asian="GB"/>
    </style:style>
    <style:style style:name="T149" style:parent-style-name="DefaultParagraphFont" style:family="text">
      <style:text-properties style:font-name-asian="Times New Roman" style:letter-kerning="false" style:language-asian="en" style:country-asian="GB"/>
    </style:style>
    <style:style style:name="P150" style:parent-style-name="Normal" style:list-style-name="LFO9" style:family="paragraph">
      <style:paragraph-properties fo:margin-bottom="0.0694in" fo:line-height="100%"/>
    </style:style>
    <style:style style:name="T15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52" style:parent-style-name="DefaultParagraphFont" style:family="text">
      <style:text-properties style:font-name-asian="Times New Roman" style:letter-kerning="false" style:language-asian="en" style:country-asian="GB"/>
    </style:style>
    <style:style style:name="T153" style:parent-style-name="DefaultParagraphFont" style:family="text">
      <style:text-properties style:font-name-asian="Times New Roman" style:letter-kerning="false" style:language-asian="en" style:country-asian="GB"/>
    </style:style>
    <style:style style:name="P154" style:parent-style-name="Normal" style:list-style-name="LFO9" style:family="paragraph">
      <style:paragraph-properties fo:margin-bottom="0.0694in" fo:line-height="100%"/>
    </style:style>
    <style:style style:name="T15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56" style:parent-style-name="DefaultParagraphFont" style:family="text">
      <style:text-properties style:font-name-asian="Times New Roman" style:letter-kerning="false" style:language-asian="en" style:country-asian="GB"/>
    </style:style>
    <style:style style:name="T157" style:parent-style-name="DefaultParagraphFont" style:family="text">
      <style:text-properties style:font-name-asian="Times New Roman" style:letter-kerning="false" style:language-asian="en" style:country-asian="GB"/>
    </style:style>
    <style:style style:name="T158" style:parent-style-name="DefaultParagraphFont" style:family="text">
      <style:text-properties style:font-name-asian="Times New Roman" style:letter-kerning="false" style:language-asian="en" style:country-asian="GB"/>
    </style:style>
    <style:style style:name="P159" style:parent-style-name="Normal" style:list-style-name="LFO9" style:family="paragraph">
      <style:paragraph-properties fo:margin-bottom="0.0694in" fo:line-height="100%"/>
    </style:style>
    <style:style style:name="T16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61" style:parent-style-name="DefaultParagraphFont" style:family="text">
      <style:text-properties style:font-name-asian="Times New Roman" style:letter-kerning="false" style:language-asian="en" style:country-asian="GB"/>
    </style:style>
    <style:style style:name="P162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63" style:parent-style-name="Normal" style:list-style-name="LFO10" style:family="paragraph">
      <style:paragraph-properties fo:margin-bottom="0.0694in" fo:line-height="100%"/>
    </style:style>
    <style:style style:name="T16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65" style:parent-style-name="DefaultParagraphFont" style:family="text">
      <style:text-properties style:font-name-asian="Times New Roman" style:letter-kerning="false" style:language-asian="en" style:country-asian="GB"/>
    </style:style>
    <style:style style:name="T166" style:parent-style-name="DefaultParagraphFont" style:family="text">
      <style:text-properties style:font-name-asian="Times New Roman" style:letter-kerning="false" style:language-asian="en" style:country-asian="GB"/>
    </style:style>
    <style:style style:name="P167" style:parent-style-name="Normal" style:list-style-name="LFO10" style:family="paragraph">
      <style:paragraph-properties fo:margin-bottom="0.0694in" fo:line-height="100%"/>
    </style:style>
    <style:style style:name="T16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69" style:parent-style-name="DefaultParagraphFont" style:family="text">
      <style:text-properties style:font-name-asian="Times New Roman" style:letter-kerning="false" style:language-asian="en" style:country-asian="GB"/>
    </style:style>
    <style:style style:name="T170" style:parent-style-name="DefaultParagraphFont" style:family="text">
      <style:text-properties style:font-name-asian="Times New Roman" style:letter-kerning="false" style:language-asian="en" style:country-asian="GB"/>
    </style:style>
    <style:style style:name="P171" style:parent-style-name="Normal" style:list-style-name="LFO10" style:family="paragraph">
      <style:paragraph-properties fo:margin-bottom="0.0694in" fo:line-height="100%"/>
    </style:style>
    <style:style style:name="T17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73" style:parent-style-name="DefaultParagraphFont" style:family="text">
      <style:text-properties style:font-name-asian="Times New Roman" style:letter-kerning="false" style:language-asian="en" style:country-asian="GB"/>
    </style:style>
    <style:style style:name="T17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75" style:parent-style-name="DefaultParagraphFont" style:family="text">
      <style:text-properties style:font-name-asian="Times New Roman" style:letter-kerning="false" style:language-asian="en" style:country-asian="GB"/>
    </style:style>
    <style:style style:name="T176" style:parent-style-name="DefaultParagraphFont" style:family="text">
      <style:text-properties style:font-name-asian="Times New Roman" style:letter-kerning="false" style:language-asian="en" style:country-asian="GB"/>
    </style:style>
    <style:style style:name="T177" style:parent-style-name="DefaultParagraphFont" style:family="text">
      <style:text-properties style:font-name-asian="Times New Roman" style:letter-kerning="false" style:language-asian="en" style:country-asian="GB"/>
    </style:style>
    <style:style style:name="T17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79" style:parent-style-name="DefaultParagraphFont" style:family="text">
      <style:text-properties style:font-name-asian="Times New Roman" style:letter-kerning="false" style:language-asian="en" style:country-asian="GB"/>
    </style:style>
    <style:style style:name="T180" style:parent-style-name="DefaultParagraphFont" style:family="text">
      <style:text-properties style:font-name-asian="Times New Roman" style:letter-kerning="false" style:language-asian="en" style:country-asian="GB"/>
    </style:style>
    <style:style style:name="P181" style:parent-style-name="Normal" style:list-style-name="LFO10" style:family="paragraph">
      <style:paragraph-properties fo:margin-bottom="0.0694in" fo:line-height="100%"/>
    </style:style>
    <style:style style:name="T18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83" style:parent-style-name="DefaultParagraphFont" style:family="text">
      <style:text-properties style:font-name-asian="Times New Roman" style:letter-kerning="false" style:language-asian="en" style:country-asian="GB"/>
    </style:style>
    <style:style style:name="T184" style:parent-style-name="DefaultParagraphFont" style:family="text">
      <style:text-properties style:font-name-asian="Times New Roman" style:letter-kerning="false" style:language-asian="en" style:country-asian="GB"/>
    </style:style>
    <style:style style:name="P185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186" style:parent-style-name="Normal" style:list-style-name="LFO11" style:family="paragraph">
      <style:paragraph-properties fo:margin-bottom="0.0694in" fo:line-height="100%"/>
    </style:style>
    <style:style style:name="T18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88" style:parent-style-name="DefaultParagraphFont" style:family="text">
      <style:text-properties style:font-name-asian="Times New Roman" style:letter-kerning="false" style:language-asian="en" style:country-asian="GB"/>
    </style:style>
    <style:style style:name="P189" style:parent-style-name="Normal" style:list-style-name="LFO11" style:family="paragraph">
      <style:paragraph-properties fo:margin-bottom="0.0694in" fo:line-height="100%"/>
    </style:style>
    <style:style style:name="T19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91" style:parent-style-name="DefaultParagraphFont" style:family="text">
      <style:text-properties style:font-name-asian="Times New Roman" style:letter-kerning="false" style:language-asian="en" style:country-asian="GB"/>
    </style:style>
    <style:style style:name="P192" style:parent-style-name="Normal" style:list-style-name="LFO11" style:family="paragraph">
      <style:paragraph-properties fo:margin-bottom="0.0694in" fo:line-height="100%"/>
    </style:style>
    <style:style style:name="T19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94" style:parent-style-name="DefaultParagraphFont" style:family="text">
      <style:text-properties style:font-name-asian="Times New Roman" style:letter-kerning="false" style:language-asian="en" style:country-asian="GB"/>
    </style:style>
    <style:style style:name="T195" style:parent-style-name="DefaultParagraphFont" style:family="text">
      <style:text-properties style:font-name-asian="Times New Roman" style:letter-kerning="false" style:language-asian="en" style:country-asian="GB"/>
    </style:style>
    <style:style style:name="P196" style:parent-style-name="Normal" style:list-style-name="LFO11" style:family="paragraph">
      <style:paragraph-properties fo:margin-bottom="0.0694in" fo:line-height="100%"/>
    </style:style>
    <style:style style:name="T197" style:parent-style-name="DefaultParagraphFont" style:family="text">
      <style:text-properties style:font-name-asian="Times New Roman" style:letter-kerning="false" style:language-asian="en" style:country-asian="GB"/>
    </style:style>
    <style:style style:name="T198" style:parent-style-name="DefaultParagraphFont" style:family="text">
      <style:text-properties style:font-name-asian="Times New Roman" style:letter-kerning="false" style:language-asian="en" style:country-asian="GB"/>
    </style:style>
    <style:style style:name="P199" style:parent-style-name="Normal" style:family="paragraph">
      <style:paragraph-properties fo:margin-bottom="0.0694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200" style:parent-style-name="Normal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TableColumn202" style:family="table-column">
      <style:table-column-properties style:column-width="1.1069in"/>
    </style:style>
    <style:style style:name="TableColumn203" style:family="table-column">
      <style:table-column-properties style:column-width="2.0263in"/>
    </style:style>
    <style:style style:name="TableColumn204" style:family="table-column">
      <style:table-column-properties style:column-width="0.6965in"/>
    </style:style>
    <style:style style:name="TableColumn205" style:family="table-column">
      <style:table-column-properties style:column-width="0.8381in"/>
    </style:style>
    <style:style style:name="TableColumn206" style:family="table-column">
      <style:table-column-properties style:column-width="1.5888in"/>
    </style:style>
    <style:style style:name="Table201" style:family="table">
      <style:table-properties style:width="6.2569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1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1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223" style:family="table-row">
      <style:table-row-properties/>
    </style:style>
    <style:style style:name="TableCell2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35" style:family="table-row">
      <style:table-row-properties/>
    </style:style>
    <style:style style:name="TableCell2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4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4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4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46" style:family="table-row">
      <style:table-row-properties/>
    </style:style>
    <style:style style:name="TableCell2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57" style:family="table-row">
      <style:table-row-properties/>
    </style:style>
    <style:style style:name="TableCell2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2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69" style:family="table-row">
      <style:table-row-properties/>
    </style:style>
    <style:style style:name="TableCell2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80" style:family="table-row">
      <style:table-row-properties/>
    </style:style>
    <style:style style:name="TableCell2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291" style:family="table-row">
      <style:table-row-properties/>
    </style:style>
    <style:style style:name="TableCell2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2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303" style:family="table-row">
      <style:table-row-properties/>
    </style:style>
    <style:style style:name="TableCell3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0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315" style:family="table-row">
      <style:table-row-properties/>
    </style:style>
    <style:style style:name="TableCell3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letter-kerning="false" style:language-asian="en" style:country-asian="GB"/>
    </style:style>
    <style:style style:name="TableRow327" style:family="table-row">
      <style:table-row-properties/>
    </style:style>
    <style:style style:name="TableCell3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338" style:family="table-row">
      <style:table-row-properties/>
    </style:style>
    <style:style style:name="TableCell3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350" style:family="table-row">
      <style:table-row-properties/>
    </style:style>
    <style:style style:name="TableCell35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5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362" style:family="table-row">
      <style:table-row-properties/>
    </style:style>
    <style:style style:name="TableCell3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-asian="Times New Roman" style:letter-kerning="false" style:language-asian="en" style:country-asian="GB"/>
    </style:style>
    <style:style style:name="TableRow374" style:family="table-row">
      <style:table-row-properties/>
    </style:style>
    <style:style style:name="TableCell3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margin-bottom="0in" fo:line-height="100%"/>
    </style:style>
    <style:style style:name="T38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38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margin-bottom="0in" fo:line-height="100%"/>
    </style:style>
    <style:style style:name="T38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3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</style:style>
    <style:style style:name="T38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390" style:family="table-row">
      <style:table-row-properties/>
    </style:style>
    <style:style style:name="TableCell3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2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9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9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39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401" style:family="table-row">
      <style:table-row-properties/>
    </style:style>
    <style:style style:name="TableCell40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5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0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1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Row412" style:family="table-row">
      <style:table-row-properties/>
    </style:style>
    <style:style style:name="TableCell41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</style:style>
    <style:style style:name="T41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1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41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margin-bottom="0in" fo:line-height="100%"/>
      <style:text-properties style:font-name-asian="Times New Roman" style:letter-kerning="false" style:language-asian="en" style:country-asian="GB"/>
    </style:style>
    <style:style style:name="TableCell4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margin-bottom="0in" fo:line-height="100%"/>
    </style:style>
    <style:style style:name="T42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4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margin-bottom="0in" fo:line-height="100%"/>
    </style:style>
    <style:style style:name="T42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P427" style:parent-style-name="Normal" style:family="paragraph">
      <style:paragraph-properties fo:margin-bottom="0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28" style:parent-style-name="Normal" style:family="paragraph">
      <style:paragraph-properties fo:margin-bottom="0in" fo:line-height="100%"/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29" style:parent-style-name="Normal" style:family="paragraph">
      <style:paragraph-properties fo:margin-bottom="0in" fo:line-height="100%"/>
    </style:style>
    <style:style style:name="T430" style:parent-style-name="DefaultParagraphFont" style:family="text"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T431" style:parent-style-name="DefaultParagraphFont" style:family="text">
      <style:text-properties style:font-name="Aptos Black" style:font-name-asian="Times New Roman" fo:font-weight="bold" style:font-weight-asian="bold" style:font-weight-complex="bold" fo:color="#00B050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32" style:parent-style-name="ListParagraph" style:list-style-name="LFO20" style:family="paragraph">
      <style:paragraph-properties fo:margin-bottom="0in" fo:line-height="100%"/>
    </style:style>
    <style:style style:name="T433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T434" style:parent-style-name="DefaultParagraphFont" style:family="text">
      <style:text-properties style:font-name-asian="Times New Roman" fo:font-weight="bold" style:font-weight-asian="bold" style:font-weight-complex="bold" fo:color="#0070C0" style:letter-kerning="false" style:language-asian="en" style:country-asian="GB"/>
    </style:style>
    <style:style style:name="T435" style:parent-style-name="DefaultParagraphFont" style:family="text">
      <style:text-properties style:font-name-asian="Times New Roman" fo:font-weight="bold" style:font-weight-asian="bold" style:font-weight-complex="bold" fo:color="#0070C0" style:letter-kerning="false" style:language-asian="en" style:country-asian="GB"/>
    </style:style>
    <style:style style:name="P436" style:parent-style-name="ListParagraph" style:list-style-name="LFO20" style:family="paragraph">
      <style:paragraph-properties fo:margin-bottom="0in" fo:line-height="100%"/>
    </style:style>
    <style:style style:name="T437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438" style:parent-style-name="Normal" style:family="paragraph">
      <style:paragraph-properties fo:margin-bottom="0.0694in" fo:line-height="100%"/>
    </style:style>
    <style:style style:name="T439" style:parent-style-name="DefaultParagraphFont" style:family="text">
      <style:text-properties style:font-name-asian="Times New Roman" style:letter-kerning="false" style:language-asian="en" style:country-asian="GB"/>
    </style:style>
    <style:style style:name="T440" style:parent-style-name="DefaultParagraphFont" style:family="text">
      <style:text-properties style:font-name-asian="Times New Roman" style:letter-kerning="false" style:language-asian="en" style:country-asian="GB"/>
    </style:style>
    <style:style style:name="T44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4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43" style:parent-style-name="DefaultParagraphFont" style:family="text">
      <style:text-properties style:font-name-asian="Times New Roman" style:letter-kerning="false" style:language-asian="en" style:country-asian="GB"/>
    </style:style>
    <style:style style:name="T444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T445" style:parent-style-name="DefaultParagraphFont" style:family="text">
      <style:text-properties style:font-name-asian="Times New Roman" style:letter-kerning="false" style:language-asian="en" style:country-asian="GB"/>
    </style:style>
    <style:style style:name="P446" style:parent-style-name="Normal" style:list-style-name="LFO12" style:family="paragraph">
      <style:paragraph-properties fo:margin-bottom="0.0694in" fo:line-height="100%"/>
    </style:style>
    <style:style style:name="T44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48" style:parent-style-name="DefaultParagraphFont" style:family="text">
      <style:text-properties style:font-name-asian="Times New Roman" style:letter-kerning="false" style:language-asian="en" style:country-asian="GB"/>
    </style:style>
    <style:style style:name="T449" style:parent-style-name="DefaultParagraphFont" style:family="text">
      <style:text-properties style:font-name-asian="Times New Roman" style:letter-kerning="false" style:language-asian="en" style:country-asian="GB"/>
    </style:style>
    <style:style style:name="T450" style:parent-style-name="DefaultParagraphFont" style:family="text">
      <style:text-properties style:font-name-asian="Times New Roman" style:letter-kerning="false" style:language-asian="en" style:country-asian="GB"/>
    </style:style>
    <style:style style:name="T451" style:parent-style-name="DefaultParagraphFont" style:family="text">
      <style:text-properties style:font-name-asian="Times New Roman" style:letter-kerning="false" style:language-asian="en" style:country-asian="GB"/>
    </style:style>
    <style:style style:name="P452" style:parent-style-name="Normal" style:list-style-name="LFO12" style:family="paragraph">
      <style:paragraph-properties fo:margin-bottom="0.0694in" fo:line-height="100%"/>
    </style:style>
    <style:style style:name="T45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54" style:parent-style-name="DefaultParagraphFont" style:family="text">
      <style:text-properties style:font-name-asian="Times New Roman" style:letter-kerning="false" style:language-asian="en" style:country-asian="GB"/>
    </style:style>
    <style:style style:name="T45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56" style:parent-style-name="DefaultParagraphFont" style:family="text">
      <style:text-properties style:font-name-asian="Times New Roman" style:letter-kerning="false" style:language-asian="en" style:country-asian="GB"/>
    </style:style>
    <style:style style:name="P457" style:parent-style-name="Normal" style:list-style-name="LFO12" style:family="paragraph">
      <style:paragraph-properties fo:margin-bottom="0.0694in" fo:line-height="100%"/>
    </style:style>
    <style:style style:name="T45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59" style:parent-style-name="DefaultParagraphFont" style:family="text">
      <style:text-properties style:font-name-asian="Times New Roman" style:letter-kerning="false" style:language-asian="en" style:country-asian="GB"/>
    </style:style>
    <style:style style:name="T460" style:parent-style-name="DefaultParagraphFont" style:family="text">
      <style:text-properties style:font-name-asian="Times New Roman" style:letter-kerning="false" style:language-asian="en" style:country-asian="GB"/>
    </style:style>
    <style:style style:name="P461" style:parent-style-name="ListParagraph" style:list-style-name="LFO21" style:family="paragraph">
      <style:paragraph-properties fo:margin-bottom="0.0694in" fo:line-height="100%"/>
    </style:style>
    <style:style style:name="T462" style:parent-style-name="DefaultParagraphFont" style:family="text"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463" style:parent-style-name="ListParagraph" style:list-style-name="LFO22" style:family="paragraph">
      <style:paragraph-properties fo:margin-bottom="0.0694in" fo:line-height="100%"/>
    </style:style>
    <style:style style:name="T46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6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6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67" style:parent-style-name="DefaultParagraphFont" style:family="text">
      <style:text-properties style:font-name-asian="Times New Roman" style:letter-kerning="false" style:language-asian="en" style:country-asian="GB"/>
    </style:style>
    <style:style style:name="T46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69" style:parent-style-name="DefaultParagraphFont" style:family="text">
      <style:text-properties style:font-name-asian="Times New Roman" style:letter-kerning="false" style:language-asian="en" style:country-asian="GB"/>
    </style:style>
    <style:style style:name="P470" style:parent-style-name="Normal" style:list-style-name="LFO13" style:family="paragraph">
      <style:paragraph-properties fo:margin-bottom="0.0694in" fo:line-height="100%"/>
    </style:style>
    <style:style style:name="T47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7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73" style:parent-style-name="DefaultParagraphFont" style:family="text">
      <style:text-properties style:font-name-asian="Times New Roman" style:letter-kerning="false" style:language-asian="en" style:country-asian="GB"/>
    </style:style>
    <style:style style:name="T474" style:parent-style-name="DefaultParagraphFont" style:family="text">
      <style:text-properties style:font-name-asian="Times New Roman" style:letter-kerning="false" style:language-asian="en" style:country-asian="GB"/>
    </style:style>
    <style:style style:name="T475" style:parent-style-name="DefaultParagraphFont" style:family="text">
      <style:text-properties style:font-name-asian="Times New Roman" style:letter-kerning="false" style:language-asian="en" style:country-asian="GB"/>
    </style:style>
    <style:style style:name="P476" style:parent-style-name="Normal" style:list-style-name="LFO13" style:family="paragraph">
      <style:paragraph-properties fo:margin-bottom="0.0694in" fo:line-height="100%"/>
    </style:style>
    <style:style style:name="T47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78" style:parent-style-name="DefaultParagraphFont" style:family="text">
      <style:text-properties style:font-name-asian="Times New Roman" style:letter-kerning="false" style:language-asian="en" style:country-asian="GB"/>
    </style:style>
    <style:style style:name="T479" style:parent-style-name="DefaultParagraphFont" style:family="text">
      <style:text-properties style:font-name-asian="Times New Roman" style:letter-kerning="false" style:language-asian="en" style:country-asian="GB"/>
    </style:style>
    <style:style style:name="T480" style:parent-style-name="DefaultParagraphFont" style:family="text">
      <style:text-properties style:font-name-asian="Times New Roman" style:letter-kerning="false" style:language-asian="en" style:country-asian="GB"/>
    </style:style>
    <style:style style:name="T481" style:parent-style-name="DefaultParagraphFont" style:family="text">
      <style:text-properties style:font-name-asian="Times New Roman" style:letter-kerning="false" style:language-asian="en" style:country-asian="GB"/>
    </style:style>
    <style:style style:name="P482" style:parent-style-name="Normal" style:list-style-name="LFO13" style:family="paragraph">
      <style:paragraph-properties fo:margin-bottom="0.0694in" fo:line-height="100%"/>
    </style:style>
    <style:style style:name="T48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84" style:parent-style-name="DefaultParagraphFont" style:family="text">
      <style:text-properties style:font-name-asian="Times New Roman" style:letter-kerning="false" style:language-asian="en" style:country-asian="GB"/>
    </style:style>
    <style:style style:name="P485" style:parent-style-name="Normal" style:list-style-name="LFO13" style:family="paragraph">
      <style:paragraph-properties fo:margin-bottom="0.0694in" fo:line-height="100%"/>
    </style:style>
    <style:style style:name="T48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87" style:parent-style-name="DefaultParagraphFont" style:family="text">
      <style:text-properties style:font-name-asian="Times New Roman" style:letter-kerning="false" style:language-asian="en" style:country-asian="GB"/>
    </style:style>
    <style:style style:name="P488" style:parent-style-name="Normal" style:list-style-name="LFO13" style:family="paragraph">
      <style:paragraph-properties fo:margin-bottom="0.0694in" fo:line-height="100%"/>
    </style:style>
    <style:style style:name="T48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90" style:parent-style-name="DefaultParagraphFont" style:family="text">
      <style:text-properties style:font-name-asian="Times New Roman" style:letter-kerning="false" style:language-asian="en" style:country-asian="GB"/>
    </style:style>
    <style:style style:name="P491" style:parent-style-name="Normal" style:list-style-name="LFO13" style:family="paragraph">
      <style:paragraph-properties fo:margin-bottom="0.0694in" fo:line-height="100%"/>
    </style:style>
    <style:style style:name="T49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93" style:parent-style-name="DefaultParagraphFont" style:family="text">
      <style:text-properties style:font-name-asian="Times New Roman" style:letter-kerning="false" style:language-asian="en" style:country-asian="GB"/>
    </style:style>
    <style:style style:name="T494" style:parent-style-name="DefaultParagraphFont" style:family="text">
      <style:text-properties style:font-name-asian="Times New Roman" style:letter-kerning="false" style:language-asian="en" style:country-asian="GB"/>
    </style:style>
    <style:style style:name="P495" style:parent-style-name="ListParagraph" style:list-style-name="LFO21" style:family="paragraph">
      <style:paragraph-properties fo:margin-bottom="0.0694in" fo:line-height="100%"/>
    </style:style>
    <style:style style:name="T49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9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9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499" style:parent-style-name="DefaultParagraphFont" style:family="text">
      <style:text-properties style:font-name-asian="Times New Roman" style:letter-kerning="false" style:language-asian="en" style:country-asian="GB"/>
    </style:style>
    <style:style style:name="T500" style:parent-style-name="DefaultParagraphFont" style:family="text">
      <style:text-properties style:font-name-asian="Times New Roman" style:letter-kerning="false" style:language-asian="en" style:country-asian="GB"/>
    </style:style>
    <style:style style:name="P501" style:parent-style-name="Normal" style:list-style-name="LFO14" style:family="paragraph">
      <style:paragraph-properties fo:margin-bottom="0.0694in" fo:line-height="100%"/>
    </style:style>
    <style:style style:name="T50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0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04" style:parent-style-name="DefaultParagraphFont" style:family="text">
      <style:text-properties style:font-name-asian="Times New Roman" style:letter-kerning="false" style:language-asian="en" style:country-asian="GB"/>
    </style:style>
    <style:style style:name="T505" style:parent-style-name="DefaultParagraphFont" style:family="text">
      <style:text-properties style:font-name-asian="Times New Roman" style:letter-kerning="false" style:language-asian="en" style:country-asian="GB"/>
    </style:style>
    <style:style style:name="P506" style:parent-style-name="Normal" style:list-style-name="LFO14" style:family="paragraph">
      <style:paragraph-properties fo:margin-bottom="0.0694in" fo:line-height="100%"/>
    </style:style>
    <style:style style:name="T50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08" style:parent-style-name="DefaultParagraphFont" style:family="text">
      <style:text-properties style:font-name-asian="Times New Roman" style:letter-kerning="false" style:language-asian="en" style:country-asian="GB"/>
    </style:style>
    <style:style style:name="T509" style:parent-style-name="DefaultParagraphFont" style:family="text">
      <style:text-properties style:font-name-asian="Times New Roman" style:letter-kerning="false" style:language-asian="en" style:country-asian="GB"/>
    </style:style>
    <style:style style:name="P510" style:parent-style-name="Normal" style:list-style-name="LFO14" style:family="paragraph">
      <style:paragraph-properties fo:margin-bottom="0.0694in" fo:line-height="100%"/>
    </style:style>
    <style:style style:name="T511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12" style:parent-style-name="DefaultParagraphFont" style:family="text">
      <style:text-properties style:font-name-asian="Times New Roman" style:letter-kerning="false" style:language-asian="en" style:country-asian="GB"/>
    </style:style>
    <style:style style:name="T513" style:parent-style-name="DefaultParagraphFont" style:family="text">
      <style:text-properties style:font-name-asian="Times New Roman" style:letter-kerning="false" style:language-asian="en" style:country-asian="GB"/>
    </style:style>
    <style:style style:name="P514" style:parent-style-name="Normal" style:list-style-name="LFO14" style:family="paragraph">
      <style:paragraph-properties fo:margin-bottom="0.0694in" fo:line-height="100%"/>
    </style:style>
    <style:style style:name="T51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16" style:parent-style-name="DefaultParagraphFont" style:family="text">
      <style:text-properties style:font-name-asian="Times New Roman" style:letter-kerning="false" style:language-asian="en" style:country-asian="GB"/>
    </style:style>
    <style:style style:name="T517" style:parent-style-name="DefaultParagraphFont" style:family="text">
      <style:text-properties style:font-name-asian="Times New Roman" style:letter-kerning="false" style:language-asian="en" style:country-asian="GB"/>
    </style:style>
    <style:style style:name="T518" style:parent-style-name="DefaultParagraphFont" style:family="text">
      <style:text-properties style:font-name-asian="Times New Roman" style:letter-kerning="false" style:language-asian="en" style:country-asian="GB"/>
    </style:style>
    <style:style style:name="T519" style:parent-style-name="DefaultParagraphFont" style:family="text">
      <style:text-properties style:font-name-asian="Times New Roman" style:letter-kerning="false" style:language-asian="en" style:country-asian="GB"/>
    </style:style>
    <style:style style:name="P520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521" style:parent-style-name="Normal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P522" style:parent-style-name="Normal" style:list-style-name="LFO15" style:family="paragraph">
      <style:paragraph-properties fo:margin-bottom="0.0694in" fo:line-height="100%"/>
    </style:style>
    <style:style style:name="T52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24" style:parent-style-name="DefaultParagraphFont" style:family="text">
      <style:text-properties style:font-name-asian="Times New Roman" style:letter-kerning="false" style:language-asian="en" style:country-asian="GB"/>
    </style:style>
    <style:style style:name="T525" style:parent-style-name="DefaultParagraphFont" style:family="text">
      <style:text-properties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P526" style:parent-style-name="Normal" style:list-style-name="LFO15" style:family="paragraph">
      <style:paragraph-properties fo:margin-bottom="0.0694in" fo:line-height="100%"/>
    </style:style>
    <style:style style:name="T52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28" style:parent-style-name="DefaultParagraphFont" style:family="text">
      <style:text-properties style:font-name-asian="Times New Roman" style:letter-kerning="false" style:language-asian="en" style:country-asian="GB"/>
    </style:style>
    <style:style style:name="T529" style:parent-style-name="DefaultParagraphFont" style:family="text">
      <style:text-properties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T530" style:parent-style-name="DefaultParagraphFont" style:family="text">
      <style:text-properties style:font-name-asian="Times New Roman" style:letter-kerning="false" style:language-asian="en" style:country-asian="GB"/>
    </style:style>
    <style:style style:name="P531" style:parent-style-name="Normal" style:list-style-name="LFO15" style:family="paragraph">
      <style:paragraph-properties fo:margin-bottom="0.0694in" fo:line-height="100%"/>
    </style:style>
    <style:style style:name="T532" style:parent-style-name="DefaultParagraphFont" style:family="text">
      <style:text-properties style:font-name-asian="Times New Roman" style:letter-kerning="false" style:language-asian="en" style:country-asian="GB"/>
    </style:style>
    <style:style style:name="T533" style:parent-style-name="DefaultParagraphFont" style:family="text">
      <style:text-properties style:font-name-asian="Times New Roman" style:letter-kerning="false" style:language-asian="en" style:country-asian="GB"/>
    </style:style>
    <style:style style:name="T534" style:parent-style-name="DefaultParagraphFont" style:family="text">
      <style:text-properties style:font-name-asian="Times New Roman" fo:color="#0070C0" style:letter-kerning="false" style:language-asian="en" style:country-asian="GB"/>
    </style:style>
    <style:style style:name="P535" style:parent-style-name="Normal" style:list-style-name="LFO15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P536" style:parent-style-name="Normal" style:list-style-name="LFO15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P537" style:parent-style-name="Normal" style:list-style-name="LFO15" style:family="paragraph">
      <style:paragraph-properties fo:margin-bottom="0.0694in" fo:line-height="100%"/>
      <style:text-properties style:font-name-asian="Times New Roman" style:letter-kerning="false" style:language-asian="en" style:country-asian="GB"/>
    </style:style>
    <style:style style:name="P538" style:parent-style-name="Normal" style:list-style-name="LFO15" style:family="paragraph">
      <style:paragraph-properties fo:margin-bottom="0.0694in" fo:line-height="100%"/>
    </style:style>
    <style:style style:name="T539" style:parent-style-name="DefaultParagraphFont" style:family="text">
      <style:text-properties style:font-name-asian="Times New Roman" style:letter-kerning="false" style:language-asian="en" style:country-asian="GB"/>
    </style:style>
    <style:style style:name="T540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P541" style:parent-style-name="Normal" style:family="paragraph">
      <style:paragraph-properties fo:margin-bottom="0.0694in" fo:line-height="100%"/>
    </style:style>
    <style:style style:name="T542" style:parent-style-name="DefaultParagraphFont" style:family="text">
      <style:text-properties style:font-name-asian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543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544" style:parent-style-name="Normal" style:list-style-name="LFO16" style:family="paragraph">
      <style:paragraph-properties fo:margin-bottom="0.0694in" fo:line-height="100%"/>
    </style:style>
    <style:style style:name="T54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46" style:parent-style-name="DefaultParagraphFont" style:family="text">
      <style:text-properties style:font-name-asian="Times New Roman" style:letter-kerning="false" style:language-asian="en" style:country-asian="GB"/>
    </style:style>
    <style:style style:name="P547" style:parent-style-name="Normal" style:list-style-name="LFO16" style:family="paragraph">
      <style:paragraph-properties fo:margin-bottom="0.0694in" fo:line-height="100%"/>
    </style:style>
    <style:style style:name="T54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49" style:parent-style-name="DefaultParagraphFont" style:family="text">
      <style:text-properties style:font-name-asian="Times New Roman" style:letter-kerning="false" style:language-asian="en" style:country-asian="GB"/>
    </style:style>
    <style:style style:name="T55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51" style:parent-style-name="DefaultParagraphFont" style:family="text">
      <style:text-properties style:font-name-asian="Times New Roman" style:letter-kerning="false" style:language-asian="en" style:country-asian="GB"/>
    </style:style>
    <style:style style:name="T552" style:parent-style-name="DefaultParagraphFont" style:family="text">
      <style:text-properties style:font-name-asian="Times New Roman" style:letter-kerning="false" style:language-asian="en" style:country-asian="GB"/>
    </style:style>
    <style:style style:name="T553" style:parent-style-name="DefaultParagraphFont" style:family="text">
      <style:text-properties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T554" style:parent-style-name="DefaultParagraphFont" style:family="text">
      <style:text-properties style:font-name-asian="Times New Roman" style:letter-kerning="false" style:language-asian="en" style:country-asian="GB"/>
    </style:style>
    <style:style style:name="P555" style:parent-style-name="Normal" style:list-style-name="LFO16" style:family="paragraph">
      <style:paragraph-properties fo:margin-bottom="0.0694in" fo:line-height="100%"/>
    </style:style>
    <style:style style:name="T55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57" style:parent-style-name="DefaultParagraphFont" style:family="text">
      <style:text-properties style:font-name-asian="Times New Roman" style:letter-kerning="false" style:language-asian="en" style:country-asian="GB"/>
    </style:style>
    <style:style style:name="T55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59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T560" style:parent-style-name="DefaultParagraphFont" style:family="text">
      <style:text-properties style:font-name-asian="Times New Roman" style:letter-kerning="false" style:language-asian="en" style:country-asian="GB"/>
    </style:style>
    <style:style style:name="P561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562" style:parent-style-name="Normal" style:list-style-name="LFO17" style:family="paragraph">
      <style:paragraph-properties fo:margin-bottom="0.0694in" fo:line-height="100%"/>
    </style:style>
    <style:style style:name="T56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64" style:parent-style-name="DefaultParagraphFont" style:family="text">
      <style:text-properties style:font-name-asian="Times New Roman" style:letter-kerning="false" style:language-asian="en" style:country-asian="GB"/>
    </style:style>
    <style:style style:name="T565" style:parent-style-name="DefaultParagraphFont" style:family="text">
      <style:text-properties style:font-name-asian="Times New Roman" style:letter-kerning="false" style:language-asian="en" style:country-asian="GB"/>
    </style:style>
    <style:style style:name="P566" style:parent-style-name="Normal" style:list-style-name="LFO17" style:family="paragraph">
      <style:paragraph-properties fo:margin-bottom="0.0694in" fo:line-height="100%"/>
    </style:style>
    <style:style style:name="T56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6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6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70" style:parent-style-name="DefaultParagraphFont" style:family="text">
      <style:text-properties style:font-name-asian="Times New Roman" style:letter-kerning="false" style:language-asian="en" style:country-asian="GB"/>
    </style:style>
    <style:style style:name="T571" style:parent-style-name="DefaultParagraphFont" style:family="text">
      <style:text-properties style:font-name-asian="Times New Roman" style:letter-kerning="false" style:language-asian="en" style:country-asian="GB"/>
    </style:style>
    <style:style style:name="T572" style:parent-style-name="DefaultParagraphFont" style:family="text">
      <style:text-properties style:font-name-asian="Times New Roman" style:letter-kerning="false" style:language-asian="en" style:country-asian="GB"/>
    </style:style>
    <style:style style:name="T573" style:parent-style-name="DefaultParagraphFont" style:family="text">
      <style:text-properties style:font-name-asian="Times New Roman" style:letter-kerning="false" style:language-asian="en" style:country-asian="GB"/>
    </style:style>
    <style:style style:name="P574" style:parent-style-name="Normal" style:list-style-name="LFO17" style:family="paragraph">
      <style:paragraph-properties fo:margin-bottom="0.0694in" fo:line-height="100%"/>
    </style:style>
    <style:style style:name="T575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76" style:parent-style-name="DefaultParagraphFont" style:family="text">
      <style:text-properties style:font-name-asian="Times New Roman" style:letter-kerning="false" style:language-asian="en" style:country-asian="GB"/>
    </style:style>
    <style:style style:name="T577" style:parent-style-name="DefaultParagraphFont" style:family="text">
      <style:text-properties style:font-name-asian="Times New Roman" style:letter-kerning="false" style:language-asian="en" style:country-asian="GB"/>
    </style:style>
    <style:style style:name="P578" style:parent-style-name="Normal" style:list-style-name="LFO17" style:family="paragraph">
      <style:paragraph-properties fo:margin-bottom="0.0694in" fo:line-height="100%"/>
    </style:style>
    <style:style style:name="T57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80" style:parent-style-name="DefaultParagraphFont" style:family="text">
      <style:text-properties style:font-name-asian="Times New Roman" style:letter-kerning="false" style:language-asian="en" style:country-asian="GB"/>
    </style:style>
    <style:style style:name="T581" style:parent-style-name="DefaultParagraphFont" style:family="text">
      <style:text-properties style:font-name-asian="Times New Roman" style:letter-kerning="false" style:language-asian="en" style:country-asian="GB"/>
    </style:style>
    <style:style style:name="P582" style:parent-style-name="Normal" style:family="paragraph">
      <style:paragraph-properties fo:margin-bottom="0.0694in" fo:line-height="100%"/>
      <style:text-properties style:font-name-asian="Times New Roman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583" style:parent-style-name="Normal" style:list-style-name="LFO18" style:family="paragraph">
      <style:paragraph-properties fo:margin-bottom="0.0694in" fo:line-height="100%"/>
    </style:style>
    <style:style style:name="T58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85" style:parent-style-name="DefaultParagraphFont" style:family="text">
      <style:text-properties style:font-name-asian="Times New Roman" style:letter-kerning="false" style:language-asian="en" style:country-asian="GB"/>
    </style:style>
    <style:style style:name="T586" style:parent-style-name="DefaultParagraphFont" style:family="text">
      <style:text-properties style:font-name-asian="Times New Roman" style:letter-kerning="false" style:language-asian="en" style:country-asian="GB"/>
    </style:style>
    <style:style style:name="P587" style:parent-style-name="Normal" style:list-style-name="LFO18" style:family="paragraph">
      <style:paragraph-properties fo:margin-bottom="0.0694in" fo:line-height="100%"/>
    </style:style>
    <style:style style:name="T588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89" style:parent-style-name="DefaultParagraphFont" style:family="text">
      <style:text-properties style:font-name-asian="Times New Roman" style:letter-kerning="false" style:language-asian="en" style:country-asian="GB"/>
    </style:style>
    <style:style style:name="T590" style:parent-style-name="DefaultParagraphFont" style:family="text">
      <style:text-properties style:font-name-asian="Times New Roman" style:letter-kerning="false" style:text-position="super 58.3%" style:language-asian="en" style:country-asian="GB"/>
    </style:style>
    <style:style style:name="P591" style:parent-style-name="Normal" style:list-style-name="LFO18" style:family="paragraph">
      <style:paragraph-properties fo:margin-bottom="0.0694in" fo:line-height="100%"/>
    </style:style>
    <style:style style:name="T592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593" style:parent-style-name="DefaultParagraphFont" style:family="text">
      <style:text-properties style:font-name-asian="Times New Roman" style:letter-kerning="false" style:language-asian="en" style:country-asian="GB"/>
    </style:style>
    <style:style style:name="T594" style:parent-style-name="DefaultParagraphFont" style:family="text">
      <style:text-properties style:font-name-asian="Times New Roman" style:letter-kerning="false" style:language-asian="en" style:country-asian="GB"/>
    </style:style>
    <style:style style:name="T595" style:parent-style-name="DefaultParagraphFont" style:family="text">
      <style:text-properties style:font-name-asian="Times New Roman" style:letter-kerning="false" style:language-asian="en" style:country-asian="GB"/>
    </style:style>
    <style:style style:name="T596" style:parent-style-name="DefaultParagraphFont" style:family="text">
      <style:text-properties style:font-name-asian="Times New Roman" style:letter-kerning="false" style:language-asian="en" style:country-asian="GB"/>
    </style:style>
    <style:style style:name="T597" style:parent-style-name="DefaultParagraphFont" style:family="text">
      <style:text-properties style:font-name-asian="Times New Roman" style:letter-kerning="false" style:language-asian="en" style:country-asian="GB"/>
    </style:style>
    <style:style style:name="P598" style:parent-style-name="Normal" style:list-style-name="LFO18" style:family="paragraph">
      <style:paragraph-properties fo:margin-bottom="0.0694in" fo:line-height="100%"/>
    </style:style>
    <style:style style:name="T59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600" style:parent-style-name="DefaultParagraphFont" style:family="text">
      <style:text-properties style:font-name-asian="Times New Roman" style:letter-kerning="false" style:language-asian="en" style:country-asian="GB"/>
    </style:style>
  </office:automatic-styles>
  <office:body>
    <office:text text:use-soft-page-breaks="true">
      <text:h text:style-name="P1" text:outline-level="2">Gauge and Grab Group Project<text:s/></text:h>
      <text:h text:style-name="P2" text:outline-level="2"><text:span text:style-name="T3">Brainstorming &amp; Requirements Gathering</text:span></text:h>
      <text:h text:style-name="P4" text:outline-level="3">1.<text:s/>Data Feed &amp; Context</text:h>
      <text:p text:style-name="P5"><text:span text:style-name="T6">T</text:span><text:span text:style-name="T7">he project focuses on UCL East dining locations:<text:s/></text:span><text:span text:style-name="T8">Pool Street Café, Marshgate Café, and Marshgate Canteen.</text:span></text:p>
      <text:list text:style-name="LFO1" text:continue-numbering="true">
        <text:list-item>
          <text:p text:style-name="P9"><text:span text:style-name="T10">Targeted Audience:</text:span><text:span text:style-name="T11"><text:s/></text:span></text:p>
        </text:list-item>
      </text:list>
      <text:list text:style-name="LFO2" text:continue-numbering="true">
        <text:list-item>
          <text:p text:style-name="P12">Students</text:p>
        </text:list-item>
        <text:list-item>
          <text:p text:style-name="P13">Staff</text:p>
        </text:list-item>
        <text:list-item>
          <text:p text:style-name="P14"><text:span text:style-name="T15">Visitors</text:span><text:span text:style-name="T16">.</text:span></text:p>
        </text:list-item>
      </text:list>
      <text:list text:style-name="LFO1" text:continue-numbering="true">
        <text:list-item>
          <text:p text:style-name="P17"><text:span text:style-name="T18">Key Data Inputs:</text:span><text:span text:style-name="T19"><text:s/></text:span></text:p>
        </text:list-item>
      </text:list>
      <text:list text:style-name="LFO3" text:continue-numbering="true">
        <text:list-item>
          <text:p text:style-name="P20">Queue length/time</text:p>
        </text:list-item>
        <text:list-item>
          <text:p text:style-name="P21">Menu availability (stock levels, daily specials)</text:p>
        </text:list-item>
        <text:list-item>
          <text:p text:style-name="P22">Foot traffic patterns</text:p>
        </text:list-item>
        <text:list-item>
          <text:p text:style-name="P23">Peak hours</text:p>
        </text:list-item>
      </text:list>
      <text:list text:style-name="LFO1" text:continue-numbering="true">
        <text:list-item>
          <text:p text:style-name="P24"><text:span text:style-name="T25">Critical Values to Generate:</text:span><text:span text:style-name="T26"><text:s/></text:span></text:p>
        </text:list-item>
      </text:list>
      <text:list text:style-name="LFO4" text:continue-numbering="true">
        <text:list-item>
          <text:p text:style-name="P27">Predictive Plate Gauge Status</text:p>
        </text:list-item>
        <text:list-item>
          <text:p text:style-name="P28">Digital Twin Detail</text:p>
        </text:list-item>
      </text:list>
      <text:p text:style-name="P29"/>
      <text:h text:style-name="P30" text:outline-level="3">2. Device Requirements (Physical &amp;<text:s/>Digital)</text:h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<text:span text:style-name="T38">Component</text:span></text:p>
            </table:table-cell>
            <table:table-cell table:style-name="TableCell39">
              <text:p text:style-name="P40"><text:span text:style-name="T41">Functionality</text:span></text:p>
            </table:table-cell>
            <table:table-cell table:style-name="TableCell42">
              <text:p text:style-name="P43"><text:span text:style-name="T44">Key Features</text:span></text:p>
            </table:table-cell>
          </table:table-row>
        </table:table-header-rows>
        <table:table-row table:style-name="TableRow45">
          <table:table-cell table:style-name="TableCell46">
            <text:p text:style-name="P47"><text:span text:style-name="T48">Physical Gauge</text:span></text:p>
          </table:table-cell>
          <table:table-cell table:style-name="TableCell49">
            <text:p text:style-name="P50"><text:span text:style-name="T51">Decision-Making Aid</text:span></text:p>
          </table:table-cell>
          <table:table-cell table:style-name="TableCell52">
            <text:list text:style-name="LFO5" text:continue-numbering="true">
              <text:list-item>
                <text:p text:style-name="P53"><text:span text:style-name="T54">Color-Coded EWT:</text:span><text:span text:style-name="T55"><text:s/>Green<text:s/></text:span><text:span text:style-name="T56">(0-5 min),<text:s/></text:span><text:span text:style-name="T57">Yellow/Amber<text:s/></text:span><text:span text:style-name="T58">(5-10 min),</text:span><text:span text:style-name="T59"><text:s/>Red<text:s/></text:span><text:span text:style-name="T60">(10+ min).</text:span></text:p>
              </text:list-item>
              <text:list-item>
                <text:p text:style-name="P61"><text:span text:style-name="T62">Needle Position:</text:span><text:span text:style-name="T63"><text:s/>Shows estimated wait time.</text:span></text:p>
              </text:list-item>
              <text:list-item>
                <text:p text:style-name="P64"><text:span text:style-name="T65">Menu Info:</text:span><text:span text:style-name="T66"><text:s/>Rotating digital display/icons for top<text:s/></text:span><text:span text:style-name="T67">items.<text:s/></text:span></text:p>
              </text:list-item>
              <text:list-item>
                <text:p text:style-name="P68"><text:span text:style-name="T69">Augmented Twin Link:</text:span><text:span text:style-name="T70"><text:s/>QR Code/NFC to load the Digital Twin</text:span>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<text:span text:style-name="T74">Augmented Digital Twin</text:span></text:p>
          </table:table-cell>
          <table:table-cell table:style-name="TableCell75">
            <text:p text:style-name="P76"><text:span text:style-name="T77">Context &amp; Deep Dive</text:span></text:p>
          </table:table-cell>
          <table:table-cell table:style-name="TableCell78">
            <text:list text:style-name="LFO6" text:continue-numbering="true">
              <text:list-item>
                <text:p text:style-name="P79"><text:span text:style-name="T80">Interactive Map:</text:span><text:span text:style-name="T81"><text:s/>Real-time occupancy, queue lengths, available seating…</text:span></text:p>
              </text:list-item>
              <text:list-item>
                <text:p text:style-name="P82"><text:span text:style-name="T83">Menu Details:</text:span><text:span text:style-name="T84"><text:s/>Full menu, nutritional, allergen information</text:span></text:p>
              </text:list-item>
              <text:list-item>
                <text:p text:style-name="P85"><text:span text:style-name="T86">Personalised Recommendations:</text:span><text:span text:style-name="T87"><text:s/>Based on user preferences/historical data</text:span></text:p>
              </text:list-item>
              <text:list-item>
                <text:p text:style-name="P88"><text:span text:style-name="T89">Event Integration:</text:span><text:span text:style-name="T90"><text:s/>Special events, promotions</text:span></text:p>
              </text:list-item>
            </text:list>
          </table:table-cell>
        </table:table-row>
      </table:table>
      <text:h text:style-name="P91" text:outline-level="3"/>
      <text:h text:style-name="P92" text:outline-level="3">3. Data Flow and Tech Stack (Back-end)</text:h>
      <text:list text:style-name="LFO7" text:continue-numbering="true">
        <text:list-item>
          <text:p text:style-name="P93"><text:span text:style-name="T94">Data Acquisition:</text:span><text:span text:style-name="T95"><text:s/>Use existing data (</text:span><text:span text:style-name="T96">API) and/or generated dummy data for: Queue Length (people), Avg Service Speed (min/person), Stock % (e.g., popular items), Prep Time (min), Popularity/Attractiveness Score<text:s/></text:span></text:p>
        </text:list-item>
        <text:list-item>
          <text:p text:style-name="P97"><text:span text:style-name="T98">Data Processing:</text:span><text:span text:style-name="T99"><text:s/>Calculate<text:s/></text:span><text:span text:style-name="T100">Estimated Wait Time (EWT)</text:span><text:span text:style-name="T101"><text:s/>(Queue Length<text:s/></text:span><text:span text:style-name="T102">times</text:span><text:span text:style-name="T103"><text:s/>Avg Service Speed)</text:span><text:span text:style-name="T104">19</text:span><text:span text:style-name="T105">. Apply Decision Logic to generate<text:s/></text:span><text:span text:style-name="T106">PCPS</text:span><text:span text:style-name="T107"><text:s/>(combining EWT, Menu Attractiveness, and Event Impact)</text:span></text:p>
        </text:list-item>
        <text:list-item>
          <text:p text:style-name="P108"><text:span text:style-name="T109">Data Transmission:</text:span><text:span text:style-name="T110"><text:s/></text:span><text:span text:style-name="T111">MQTT</text:span><text:span text:style-name="T112"><text:s/>for real-time Gauge updates and<text:s/></text:span><text:span text:style-name="T113">REST API</text:span><text:span text:style-name="T114"><text:s/>for Digital Twin data requests</text:span></text:p>
        </text:list-item>
        <text:list-item>
          <text:p text:style-name="P115"><text:span text:style-name="T116">Required Tools:</text:span><text:span text:style-name="T117"><text:s/>VSCode<text:s/></text:span><text:span text:style-name="T118">,<text:s/></text:span><text:span text:style-name="T119">Unity3D<text:s/></text:span><text:span text:style-name="T120">,<text:s/></text:span><text:span text:style-name="T121">Digital Twin, Blender or Fusion360</text:span><text:span text:style-name="T122"><text:s/>f</text:span><text:span text:style-name="T123">or 3D assets, Figma or PenPot</text:span><text:span text:style-name="T124"><text:s/></text:span><text:span text:style-name="T125">for collaborative design.</text:span></text:p>
        </text:list-item>
      </text:list>
      <text:h text:style-name="P126" text:outline-level="3">4.Scope and Roadmap</text:h>
      <text:p text:style-name="P127">The project's scope is to deliver a fully functional, integrated physical<text:s/>data device and augmented digital twin, focused on dining decision support at UCL East.</text:p>
      <text:p text:style-name="P128"><text:span text:style-name="T129">Phase 1:</text:span><text:span text:style-name="T130"><text:s/>Planning &amp; Data<text:s/></text:span></text:p>
      <text:list text:style-name="LFO8" text:continue-numbering="true">
        <text:list-item>
          <text:p text:style-name="P131"><text:span text:style-name="T132">Design:</text:span><text:span text:style-name="T133"><text:s/>Finalize physical device sketch and Digital Twin UI/UX (Figma/PenPot)</text:span></text:p>
        </text:list-item>
        <text:list-item>
          <text:p text:style-name="P134"><text:span text:style-name="T135">Data Setup:</text:span><text:span text:style-name="T136"><text:s/>Create realistic dummy datasets for all three locations, covering Queue, EWT, and Menu Attractiveness</text:span></text:p>
        </text:list-item>
        <text:list-item>
          <text:p text:style-name="P137"><text:span text:style-name="T138">Server:</text:span><text:span text:style-name="T139"><text:s/>Set up<text:s/></text:span><text:span text:style-name="T140">CE MQTT Server</text:span><text:span text:style-name="T141"><text:s/>and a basic REST API endpoint</text:span></text:p>
        </text:list-item>
      </text:list>
      <text:p text:style-name="P142"><text:span text:style-name="T143">Phase 2: Physical Prototype Development<text:s/></text:span></text:p>
      <text:list text:style-name="LFO9" text:continue-numbering="true">
        <text:list-item>
          <text:p text:style-name="P144"><text:span text:style-name="T145">Hardware:</text:span><text:span text:style-name="T146"><text:s/>Source microcontroller (e.g., ESP32), servo/stepper motor for the dial/needle, and<text:s/></text:span><text:span text:style-name="T147">colour</text:span><text:span text:style-name="T148"><text:s/>LEDs/displa</text:span><text:span text:style-name="T149">y</text:span></text:p>
        </text:list-item>
        <text:list-item>
          <text:p text:style-name="P150"><text:span text:style-name="T151">Firmware:</text:span><text:span text:style-name="T152"><text:s/>Develop code to connect to MQTT, subscribe to PCPS data, and actuate the needle/LEDs based on the data fee</text:span><text:span text:style-name="T153">d</text:span></text:p>
        </text:list-item>
        <text:list-item>
          <text:p text:style-name="P154"><text:span text:style-name="T155">Enclosure:</text:span><text:span text:style-name="T156"><text:s/>Design and 3D print/fabricate the device<text:s/></text:span><text:span text:style-name="T157">enclosure (Blender/Fusion360</text:span><text:span text:style-name="T158">)</text:span></text:p>
        </text:list-item>
        <text:list-item>
          <text:p text:style-name="P159"><text:span text:style-name="T160">Documentation:</text:span><text:span text:style-name="T161"><text:s/>Start gathering images/videos of the physical prototype.</text:span></text:p>
        </text:list-item>
      </text:list>
      <text:h text:style-name="P162" text:outline-level="3">Phase 3: Digital Twin Development<text:s/></text:h>
      <text:list text:style-name="LFO10" text:continue-numbering="true">
        <text:list-item>
          <text:p text:style-name="P163"><text:span text:style-name="T164">Twin Structure:</text:span><text:span text:style-name="T165"><text:s/>Develop the AR/Web-based Digital Twin application (Unity3D/</text:span><text:span text:style-name="T166">AR Foundation)</text:span></text:p>
        </text:list-item>
        <text:list-item>
          <text:p text:style-name="P167"><text:span text:style-name="T168">Data Integration:</text:span><text:span text:style-name="T169"><text:s/>Connect the app to the REST API to fetch detailed queue, menu, and occupancy</text:span><text:span text:style-name="T170"><text:s/>data</text:span></text:p>
        </text:list-item>
        <text:list-item>
          <text:p text:style-name="P171"><text:span text:style-name="T172">Augmentation:</text:span><text:span text:style-name="T173"><text:s/>Implement the<text:s/></text:span><text:span text:style-name="T174">QR Code/Image Target</text:span><text:span text:style-name="T175"><text:s/>functionality (Entry Point</text:span><text:span text:style-name="T176">)</text:span><text:span text:style-name="T177">. Implement<text:s/></text:span><text:span text:style-name="T178">virtual pointers, charts</text:span><text:span text:style-name="T179">, and interactive elements (Augmentation</text:span><text:span text:style-name="T180">).</text:span></text:p>
        </text:list-item>
        <text:list-item>
          <text:p text:style-name="P181"><text:span text:style-name="T182">Final Touches:</text:span><text:span text:style-name="T183"><text:s/>Implement the digital information leaflet using the provided CodePen templat</text:span><text:span text:style-name="T184">e.</text:span></text:p>
        </text:list-item>
      </text:list>
      <text:h text:style-name="P185" text:outline-level="3">Phase 4: Integration, Testing &amp; Final Report</text:h>
      <text:list text:style-name="LFO11" text:continue-numbering="true">
        <text:list-item>
          <text:p text:style-name="P186"><text:span text:style-name="T187">System Integration:</text:span><text:span text:style-name="T188"><text:s/>Ensure seamless, two-way link between the physical Gauge (MQTT) and the Digital Twin (REST API/QR Code)</text:span></text:p>
        </text:list-item>
        <text:list-item>
          <text:p text:style-name="P189"><text:span text:style-name="T190">Testing:</text:span><text:span text:style-name="T191"><text:s/>Test the system under various scenarios (e.g., peak lunch rush, low stock situation)</text:span></text:p>
        </text:list-item>
        <text:list-item>
          <text:p text:style-name="P192"><text:span text:style-name="T193">Documentation:</text:span><text:span text:style-name="T194"><text:s/>Complete the GitHub repository Readme (PDF Report</text:span><text:span text:style-name="T195">)</text:span></text:p>
        </text:list-item>
        <text:list-item>
          <text:p text:style-name="P196"><text:span text:style-name="T197">Prepare final videos and AP</text:span><text:span text:style-name="T198">K.</text:span></text:p>
        </text:list-item>
      </text:list>
      <text:h text:style-name="P199" text:outline-level="3">5.Project Plan &amp; Timeline (Detailed Breakdown)</text:h>
      <text:p text:style-name="P200">The timeline is structured for a submission date of Thursday, December 12, 2025, for the Data Device, and Monday, January 12, 2026, for the Group Report.</text:p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header-rows>
          <table:table-row table:style-name="TableRow207">
            <table:table-cell table:style-name="TableCell208">
              <text:p text:style-name="P209"><text:span text:style-name="T210">Task Category</text:span></text:p>
            </table:table-cell>
            <table:table-cell table:style-name="TableCell211">
              <text:p text:style-name="P212"><text:span text:style-name="T213">Task Name</text:span></text:p>
            </table:table-cell>
            <table:table-cell table:style-name="TableCell214">
              <text:p text:style-name="P215"><text:span text:style-name="T216">Est. Time (Days)</text:span></text:p>
            </table:table-cell>
            <table:table-cell table:style-name="TableCell217">
              <text:p text:style-name="P218"><text:span text:style-name="T219">Deadline</text:span></text:p>
            </table:table-cell>
            <table:table-cell table:style-name="TableCell220">
              <text:p text:style-name="P221"><text:span text:style-name="T222">Deliverable</text:span></text:p>
            </table:table-cell>
          </table:table-row>
        </table:table-header-rows>
        <table:table-row table:style-name="TableRow223">
          <table:table-cell table:style-name="TableCell224">
            <text:p text:style-name="P225"><text:span text:style-name="T226">I. Planning</text:span></text:p>
          </table:table-cell>
          <table:table-cell table:style-name="TableCell227">
            <text:p text:style-name="P228">Define Final PCPS Logic &amp; Data Model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End of Week 1</text:p>
          </table:table-cell>
          <table:table-cell table:style-name="TableCell233">
            <text:p text:style-name="P234">PCPS Algorithm Document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Sketch &amp; Finalize Physical/Digital Design</text:p>
          </table:table-cell>
          <table:table-cell table:style-name="TableCell240">
            <text:p text:style-name="P241">3</text:p>
          </table:table-cell>
          <table:table-cell table:style-name="TableCell242">
            <text:p text:style-name="P243">End of Week 1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>Set up GitHub Repo &amp; Documentation Template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End of Week 1</text:p>
          </table:table-cell>
          <table:table-cell table:style-name="TableCell255">
            <text:p text:style-name="P256">Repository<text:s/>Initialized</text:p>
          </table:table-cell>
        </table:table-row>
        <table:table-row table:style-name="TableRow257">
          <table:table-cell table:style-name="TableCell258">
            <text:p text:style-name="P259"><text:span text:style-name="T260">II. Physical Device</text:span></text:p>
          </table:table-cell>
          <table:table-cell table:style-name="TableCell261">
            <text:p text:style-name="P262">Source Components &amp; Test Basic Electronics</text:p>
          </table:table-cell>
          <table:table-cell table:style-name="TableCell263">
            <text:p text:style-name="P264">3</text:p>
          </table:table-cell>
          <table:table-cell table:style-name="TableCell265">
            <text:p text:style-name="P266">End of Week 2</text:p>
          </table:table-cell>
          <table:table-cell table:style-name="TableCell267">
            <text:p text:style-name="P268">Components List &amp; Basic Blink/Servo Test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Develop MQTT Subscriber Firmware (EWT)</text:p>
          </table:table-cell>
          <table:table-cell table:style-name="TableCell274">
            <text:p text:style-name="P275">4</text:p>
          </table:table-cell>
          <table:table-cell table:style-name="TableCell276">
            <text:p text:style-name="P277">End of Week 3</text:p>
          </table:table-cell>
          <table:table-cell table:style-name="TableCell278">
            <text:p text:style-name="P279">Code: MQTT Connection &amp; Needle Actuation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>Design 3D Model of<text:s/>Enclosure (Fusion360)</text:p>
          </table:table-cell>
          <table:table-cell table:style-name="TableCell285">
            <text:p text:style-name="P286">3</text:p>
          </table:table-cell>
          <table:table-cell table:style-name="TableCell287">
            <text:p text:style-name="P288">End of Week 3</text:p>
          </table:table-cell>
          <table:table-cell table:style-name="TableCell289">
            <text:p text:style-name="P290">STL/CAD Files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>Fabricate &amp; Assemble Physical Prototype</text:p>
          </table:table-cell>
          <table:table-cell table:style-name="TableCell296">
            <text:p text:style-name="P297">5</text:p>
          </table:table-cell>
          <table:table-cell table:style-name="TableCell298">
            <text:p text:style-name="P299">End of Week 4</text:p>
          </table:table-cell>
          <table:table-cell table:style-name="TableCell300">
            <text:p text:style-name="P301"><text:span text:style-name="T302">Physical Data Device V1.0</text:span></text:p>
          </table:table-cell>
        </table:table-row>
        <table:table-row table:style-name="TableRow303">
          <table:table-cell table:style-name="TableCell304">
            <text:p text:style-name="P305"><text:span text:style-name="T306">III. Digital Twin</text:span></text:p>
          </table:table-cell>
          <table:table-cell table:style-name="TableCell307">
            <text:p text:style-name="P308">Set up Unity/ARFoundation Project</text:p>
          </table:table-cell>
          <table:table-cell table:style-name="TableCell309">
            <text:p text:style-name="P310">2</text:p>
          </table:table-cell>
          <table:table-cell table:style-name="TableCell311">
            <text:p text:style-name="P312">End of Week 5</text:p>
          </table:table-cell>
          <table:table-cell table:style-name="TableCell313">
            <text:p text:style-name="P314">Empty AR Project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Develop REST API Client &amp;<text:s/>Data Visualization</text:p>
          </table:table-cell>
          <table:table-cell table:style-name="TableCell320">
            <text:p text:style-name="P321">4</text:p>
          </table:table-cell>
          <table:table-cell table:style-name="TableCell322">
            <text:p text:style-name="P323">End of Week 6</text:p>
          </table:table-cell>
          <table:table-cell table:style-name="TableCell324">
            <text:p text:style-name="P325"><text:span text:style-name="T326">Code: Data Fetch &amp; Interactive Charts</text:span></text:p>
          </table:table-cell>
        </table:table-row>
        <table:table-row table:style-name="TableRow327">
          <table:table-cell table:style-name="TableCell328">
            <text:p text:style-name="P329"/>
          </table:table-cell>
          <table:table-cell table:style-name="TableCell330">
            <text:p text:style-name="P331">Implement AR/Image Target Functionality (QR Code)</text:p>
          </table:table-cell>
          <table:table-cell table:style-name="TableCell332">
            <text:p text:style-name="P333">3</text:p>
          </table:table-cell>
          <table:table-cell table:style-name="TableCell334">
            <text:p text:style-name="P335">End of Week 7</text:p>
          </table:table-cell>
          <table:table-cell table:style-name="TableCell336">
            <text:p text:style-name="P337">AR Scene with Digital Twin Overlay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>Add Full Menu, Reviews, and Recommendation Logic</text:p>
          </table:table-cell>
          <table:table-cell table:style-name="TableCell343">
            <text:p text:style-name="P344">4</text:p>
          </table:table-cell>
          <table:table-cell table:style-name="TableCell345">
            <text:p text:style-name="P346">End of Week 8</text:p>
          </table:table-cell>
          <table:table-cell table:style-name="TableCell347">
            <text:p text:style-name="P348"><text:span text:style-name="T349">Augmented Digital Twin V1.0 (APK)</text:span></text:p>
          </table:table-cell>
        </table:table-row>
        <table:table-row table:style-name="TableRow350">
          <table:table-cell table:style-name="TableCell351">
            <text:p text:style-name="P352"><text:span text:style-name="T353">IV. Integration</text:span></text:p>
          </table:table-cell>
          <table:table-cell table:style-name="TableCell354">
            <text:p text:style-name="P355">Link Gauge and Twin (Test Data Sync)</text:p>
          </table:table-cell>
          <table:table-cell table:style-name="TableCell356">
            <text:p text:style-name="P357">2</text:p>
          </table:table-cell>
          <table:table-cell table:style-name="TableCell358">
            <text:p text:style-name="P359">End of Week 9</text:p>
          </table:table-cell>
          <table:table-cell table:style-name="TableCell360">
            <text:p text:style-name="P361">Functional, Integrated System Demo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Final Polish &amp; High-Quality Photo/Video Shoot</text:p>
          </table:table-cell>
          <table:table-cell table:style-name="TableCell367">
            <text:p text:style-name="P368">2</text:p>
          </table:table-cell>
          <table:table-cell table:style-name="TableCell369">
            <text:p text:style-name="P370">End of Week 9</text:p>
          </table:table-cell>
          <table:table-cell table:style-name="TableCell371">
            <text:p text:style-name="P372"><text:span text:style-name="T373">Showcase Media</text:span></text:p>
          </table:table-cell>
        </table:table-row>
        <table:table-row table:style-name="TableRow374">
          <table:table-cell table:style-name="TableCell375">
            <text:p text:style-name="P376"><text:span text:style-name="T377">V. Assessment</text:span></text:p>
          </table:table-cell>
          <table:table-cell table:style-name="TableCell378">
            <text:p text:style-name="P379"><text:span text:style-name="T380">Final Device<text:s/></text:span><text:span text:style-name="T381">Submission</text:span></text:p>
          </table:table-cell>
          <table:table-cell table:style-name="TableCell382">
            <text:p text:style-name="P383">1</text:p>
          </table:table-cell>
          <table:table-cell table:style-name="TableCell384">
            <text:p text:style-name="P385"><text:span text:style-name="T386">Dec 12, 2025</text:span></text:p>
          </table:table-cell>
          <table:table-cell table:style-name="TableCell387">
            <text:p text:style-name="P388"><text:span text:style-name="T389">Physical Device, APK, Video/Images</text:span>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Draft Report (Sections 1-3)</text:p>
          </table:table-cell>
          <table:table-cell table:style-name="TableCell395">
            <text:p text:style-name="P396">3</text:p>
          </table:table-cell>
          <table:table-cell table:style-name="TableCell397">
            <text:p text:style-name="P398">End of Week 10</text:p>
          </table:table-cell>
          <table:table-cell table:style-name="TableCell399">
            <text:p text:style-name="P400">Draft Narrative &amp; Methodology</text:p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>Draft Report (Sections 4-6) &amp; Edit/Proofread</text:p>
          </table:table-cell>
          <table:table-cell table:style-name="TableCell406">
            <text:p text:style-name="P407">4</text:p>
          </table:table-cell>
          <table:table-cell table:style-name="TableCell408">
            <text:p text:style-name="P409">Mid-Jan 2026</text:p>
          </table:table-cell>
          <table:table-cell table:style-name="TableCell410">
            <text:p text:style-name="P411">Final PDF/Readme Report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><text:span text:style-name="T417">Final Report<text:s/></text:span><text:span text:style-name="T418">Submission</text:span>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<text:span text:style-name="T423">Jan 12, 2026</text:span></text:p>
          </table:table-cell>
          <table:table-cell table:style-name="TableCell424">
            <text:p text:style-name="P425"><text:span text:style-name="T426">Group Report PDF</text:span></text:p>
          </table:table-cell>
        </table:table-row>
      </table:table>
      <text:p text:style-name="P427"/>
      <text:p text:style-name="P428"/>
      <text:p text:style-name="P429"><text:bookmark-start text:name="OLE_LINK1"/><text:span text:style-name="T430">6.</text:span><text:span text:style-name="T431">Product Features and Document</text:span></text:p>
      <text:list text:style-name="LFO20" text:continue-numbering="true">
        <text:list-item>
          <text:p text:style-name="P432"><text:span text:style-name="T433">Device Name:<text:s/></text:span><text:span text:style-name="T434">Predictive<text:s/></text:span><text:span text:style-name="T435">Gauge &amp; Grab</text:span></text:p>
        </text:list-item>
        <text:list-item>
          <text:p text:style-name="P436"><text:span text:style-name="T437">Purpose and Functionalities</text:span></text:p>
        </text:list-item>
      </text:list>
      <text:p text:style-name="P438"><text:span text:style-name="T439">T</text:span><text:span text:style-name="T440">he<text:s/></text:span><text:span text:style-name="T441">Predictive<text:s/></text:span><text:span text:style-name="T442">Gauge &amp; Grab<text:s/></text:span><text:span text:style-name="T443">system is a smart meal decision-making aid for the UCL East campus</text:span><text:span text:style-name="T444">43</text:span><text:span text:style-name="T445">.</text:span></text:p>
      <text:list text:style-name="LFO12" text:continue-numbering="true">
        <text:list-item>
          <text:p text:style-name="P446"><text:span text:style-name="T447">Functionality:</text:span><text:span text:style-name="T448"><text:s/>To minimize<text:s/></text:span><text:span text:style-name="T449">user,</text:span><text:span text:style-name="T450"><text:s/>wait time and frustration by directing them to the quickest dining option that meets their needs (queue vs. food attractiveness)</text:span><text:span text:style-name="T451">.</text:span></text:p>
        </text:list-item>
        <text:list-item>
          <text:p text:style-name="P452"><text:span text:style-name="T453">The Gauge (Physical):</text:span><text:span text:style-name="T454"><text:s/>Provides a quick, color-coded status (Green/Yellow/Red) for the predicted best option, primarily driven by the<text:s/></text:span><text:span text:style-name="T455">Estimated Wait Time (EWT)</text:span><text:span text:style-name="T456">.</text:span></text:p>
        </text:list-item>
        <text:list-item>
          <text:p text:style-name="P457"><text:span text:style-name="T458">The Digital Twin (Augmented):</text:span><text:span text:style-name="T459"><text:s/>Provides the context and reasoning, detailing queue length, service speed, menu stock levels, and daily specials for all locations</text:span><text:span text:style-name="T460">.</text:span></text:p>
        </text:list-item>
      </text:list>
      <text:list text:style-name="LFO21" text:continue-numbering="true">
        <text:list-item>
          <text:p text:style-name="P461"><text:span text:style-name="T462">Displayed Data Feed</text:span></text:p>
        </text:list-item>
      </text:list>
      <text:list text:style-name="LFO22" text:continue-numbering="true">
        <text:list-item>
          <text:p text:style-name="P463"><text:span text:style-name="T464">Physical Gauge<text:s/></text:span><text:span text:style-name="T465">Visualisation</text:span><text:span text:style-name="T466">:<text:s/></text:span><text:span text:style-name="T467">The Gauge displays the<text:s/></text:span><text:span text:style-name="T468">Predictive Plate Gauge Status (PCPS)</text:span><text:span text:style-name="T469">, an abstraction of the core data for a single, recommended location.</text:span></text:p>
        </text:list-item>
      </text:list>
      <text:list text:style-name="LFO13" text:continue-numbering="true">
        <text:list-item>
          <text:p text:style-name="P470"><text:span text:style-name="T471">V</text:span><text:span text:style-name="T472">isual Element:</text:span><text:span text:style-name="T473"><text:s/></text:span><text:span text:style-name="T474">Needle/Dial Graphic</text:span><text:span text:style-name="T475">.</text:span></text:p>
        </text:list-item>
        <text:list-item>
          <text:p text:style-name="P476"><text:span text:style-name="T477">Data Representation:</text:span><text:span text:style-name="T478"><text:s/>Estimated Wait Time (EWT) mapped to<text:s/></text:span><text:span text:style-name="T479">colour</text:span><text:span text:style-name="T480"><text:s/>zones</text:span><text:span text:style-name="T481">.</text:span></text:p>
          <text:list text:continue-numbering="true">
            <text:list-item>
              <text:p text:style-name="P482"><text:span text:style-name="T483">Green Zone:</text:span><text:span text:style-name="T484"><text:s/>0-5 minutes ("Go Low/No Wait")</text:span></text:p>
            </text:list-item>
            <text:list-item>
              <text:p text:style-name="P485"><text:span text:style-name="T486">Yellow/Amber Zone:</text:span><text:span text:style-name="T487"><text:s/>5-10 minutes ("Slow/Moderate Wait")</text:span></text:p>
            </text:list-item>
            <text:list-item>
              <text:p text:style-name="P488"><text:span text:style-name="T489">Red Zone:</text:span><text:span text:style-name="T490"><text:s/>10+ minutes ("Stop/Long Wait")</text:span></text:p>
            </text:list-item>
          </text:list>
        </text:list-item>
        <text:list-item>
          <text:p text:style-name="P491"><text:span text:style-name="T492">Additional Element:</text:span><text:span text:style-name="T493"><text:s/>Small, rotating E-Ink<text:s/></text:span><text:span text:style-name="T494">display or LED matrix for the top item (e.g., "Roast Dinner") or status ("See Digital Twin")</text:span></text:p>
        </text:list-item>
      </text:list>
      <text:list text:style-name="LFO21" text:continue-numbering="true">
        <text:list-item>
          <text:p text:style-name="P495"><text:span text:style-name="T496">Digital Twin<text:s/></text:span><text:span text:style-name="T497">Augmentation</text:span><text:span text:style-name="T498">:<text:s/></text:span><text:span text:style-name="T499">The Augmented Twin offers detailed, raw, and interpreted data for all locations</text:span><text:span text:style-name="T500">.</text:span></text:p>
        </text:list-item>
      </text:list>
      <text:list text:style-name="LFO14" text:continue-numbering="true">
        <text:list-item>
          <text:p text:style-name="P501"><text:span text:style-name="T502">M</text:span><text:span text:style-name="T503">enu Attractiveness Chart:</text:span><text:span text:style-name="T504"><text:s/>Score (1-5) vs. EWT, showing the trade-off decision</text:span><text:span text:style-name="T505">.</text:span></text:p>
        </text:list-item>
        <text:list-item>
          <text:p text:style-name="P506"><text:span text:style-name="T507">Real-time Maps:</text:span><text:span text:style-name="T508"><text:s/>Interactive floor plans showing queue lengths (e.g., number of people) and seating availability</text:span><text:span text:style-name="T509">.</text:span></text:p>
        </text:list-item>
        <text:list-item>
          <text:p text:style-name="P510"><text:span text:style-name="T511">Stock Levels:</text:span><text:span text:style-name="T512"><text:s/>Percentage of popular items remaining (e.g., "Croissant: 30% - Almost sold out")</text:span><text:span text:style-name="T513">.</text:span></text:p>
        </text:list-item>
        <text:list-item>
          <text:p text:style-name="P514"><text:span text:style-name="T515">Dialogue Feature:</text:span><text:span text:style-name="T516"><text:s/>Personali</text:span><text:span text:style-name="T517">s</text:span><text:span text:style-name="T518">ed recommendations based on user history or current specials</text:span><text:span text:style-name="T519">.</text:span></text:p>
        </text:list-item>
      </text:list>
      <text:h text:style-name="P520" text:outline-level="3"><text:bookmark-end text:name="OLE_LINK1"/>4. Digital Information Leaflet (GitHub Main Page)</text:h>
      <text:p text:style-name="P521">The GitHub main page will be structured as the digital information leaflet using the required template.</text:p>
      <text:list text:style-name="LFO15" text:continue-numbering="true">
        <text:list-item>
          <text:p text:style-name="P522"><text:span text:style-name="T523">Repository Link:</text:span><text:span text:style-name="T524"><text:s/></text:span><text:span text:style-name="T525">Github</text:span></text:p>
        </text:list-item>
        <text:list-item>
          <text:p text:style-name="P526"><text:span text:style-name="T527">Main Page (Readme.md):</text:span><text:span text:style-name="T528"><text:s/>Will follow the template structure (</text:span><text:span text:style-name="T529">https://codepen.io/vsigno/pen/bGJKRYz</text:span><text:span text:style-name="T530">) and include:</text:span></text:p>
          <text:list text:continue-numbering="true">
            <text:list-item>
              <text:p text:style-name="P531"><text:span text:style-name="T532">Device Name:</text:span><text:span text:style-name="T533"><text:s/></text:span><text:span text:style-name="T534">Gauge and Grab System</text:span></text:p>
            </text:list-item>
            <text:list-item>
              <text:p text:style-name="P535">Purpose and Functionalities (as above)</text:p>
            </text:list-item>
            <text:list-item>
              <text:p text:style-name="P536">Screenshots/Short Gifs of the Physical Gauge and Digital Twin in action.</text:p>
            </text:list-item>
            <text:list-item>
              <text:p text:style-name="P537">A breakdown of the PCPS logic (EWT, Menu Attractiveness, Event Factor).</text:p>
            </text:list-item>
            <text:list-item>
              <text:p text:style-name="P538"><text:span text:style-name="T539">Link to the final Group Report (PDF)</text:span><text:span text:style-name="T540">.</text:span></text:p>
            </text:list-item>
          </text:list>
        </text:list-item>
      </text:list>
      <text:p text:style-name="P541"><text:span text:style-name="T542">Task Breakdown (Smallest Tasks)</text:span></text:p>
      <text:h text:style-name="P543" text:outline-level="3">1. Data &amp; Server (Micro-Tasks)</text:h>
      <text:list text:style-name="LFO16" text:continue-numbering="true">
        <text:list-item>
          <text:p text:style-name="P544"><text:span text:style-name="T545">Data Creation:</text:span><text:span text:style-name="T546"><text:s/>Populate CSV/JSON with realistic dummy data for 3 locations, including all required fields (Queue, EWT, Stock, Prep Time, Popularity)<text:s/></text:span></text:p>
        </text:list-item>
        <text:list-item>
          <text:p text:style-name="P547"><text:span text:style-name="T548">MQTT Setup:</text:span><text:span text:style-name="T549"><text:s/>Install/configure<text:s/></text:span><text:span text:style-name="T550">CE MQTT Server</text:span><text:span text:style-name="T551"><text:s/>instance</text:span><text:span text:style-name="T552">. Define MQTT topics (e.g.,<text:s/></text:span><text:span text:style-name="T553">casa/pcps/marshgate_canteen</text:span><text:span text:style-name="T554">).</text:span></text:p>
        </text:list-item>
        <text:list-item>
          <text:p text:style-name="P555"><text:span text:style-name="T556">API Development:</text:span><text:span text:style-name="T557"><text:s/>Create simple Python/Node.js API to serve the detailed menu/occupancy data via<text:s/></text:span><text:span text:style-name="T558">REST API</text:span><text:span text:style-name="T559">61</text:span><text:span text:style-name="T560">.</text:span></text:p>
        </text:list-item>
      </text:list>
      <text:h text:style-name="P561" text:outline-level="3">2. Physical Device (Micro-Tasks)</text:h>
      <text:list text:style-name="LFO17" text:continue-numbering="true">
        <text:list-item>
          <text:p text:style-name="P562"><text:span text:style-name="T563">Needle Control:</text:span><text:span text:style-name="T564"><text:s/>Calibrate servo/stepper motor to sweep the gauge<text:s/></text:span><text:span text:style-name="T565">range (0-15+ min) accurately.</text:span></text:p>
        </text:list-item>
        <text:list-item>
          <text:p text:style-name="P566"><text:span text:style-name="T567">LED/</text:span><text:span text:style-name="T568">Colour</text:span><text:span text:style-name="T569"><text:s/>Coding:</text:span><text:span text:style-name="T570"><text:s/>Write firmware logic to set LED<text:s/></text:span><text:span text:style-name="T571">colours</text:span><text:span text:style-name="T572"><text:s/>(Green/Yellow/Red) based on the received MQTT PCPS value</text:span><text:span text:style-name="T573">.</text:span></text:p>
        </text:list-item>
        <text:list-item>
          <text:p text:style-name="P574"><text:span text:style-name="T575">Menu Display:</text:span><text:span text:style-name="T576"><text:s/>Integrate E-Ink/LED screen and write code to pull the 'Top Item' string from a separate MQTT topic or embedded data feed</text:span><text:span text:style-name="T577">.</text:span></text:p>
        </text:list-item>
        <text:list-item>
          <text:p text:style-name="P578"><text:span text:style-name="T579">QR Code:</text:span><text:span text:style-name="T580"><text:s/>Generate high-resolution QR code linking to the Digital Twin URL and physically affix it to the device</text:span><text:span text:style-name="T581">.</text:span></text:p>
        </text:list-item>
      </text:list>
      <text:h text:style-name="P582" text:outline-level="3">3. Digital Twin (Micro-Tasks)</text:h>
      <text:list text:style-name="LFO18" text:continue-numbering="true">
        <text:list-item>
          <text:p text:style-name="P583"><text:span text:style-name="T584">Asset Creation:</text:span><text:span text:style-name="T585"><text:s/>Model simple 3D assets for the dining locations (Marshgate Canteen, etc.) or use assets from Sketchfab</text:span><text:span text:style-name="T586">.</text:span></text:p>
        </text:list-item>
        <text:list-item>
          <text:p text:style-name="P587"><text:span text:style-name="T588">AR Target:</text:span><text:span text:style-name="T589"><text:s/>Set up the image target recognition for the QR code/device image to trigger the AR overlay (Augmented Twin)</text:span><text:span text:style-name="T590">.</text:span></text:p>
        </text:list-item>
        <text:list-item>
          <text:p text:style-name="P591"><text:span text:style-name="T592">UI/UX:</text:span><text:span text:style-name="T593"><text:s/>Design and implement the interactive chart visuali</text:span><text:span text:style-name="T594">s</text:span><text:span text:style-name="T595">ation for the<text:s/></text:span><text:span text:style-name="T596">trade-off decision (Queue vs. Attractiveness)</text:span><text:span text:style-name="T597">.</text:span></text:p>
        </text:list-item>
        <text:list-item>
          <text:p text:style-name="P598"><text:span text:style-name="T599">Full Menu View:</text:span><text:span text:style-name="T600"><text:s/>Program the display of the full, detailed menu, including allergen and nutritional data fetched from the REST API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5-11-30T23:47:00Z</meta:creation-date>
    <dc:date>2025-12-01T01:24:00Z</dc:date>
    <meta:template xlink:href="Normal" xlink:type="simple"/>
    <meta:editing-cycles>3</meta:editing-cycles>
    <meta:editing-duration>PT300S</meta:editing-duration>
    <meta:document-statistic meta:page-count="6" meta:paragraph-count="447" meta:word-count="1221" meta:character-count="8505" meta:row-count="406" meta:non-whitespace-character-count="7731"/>
  </office:meta>
</office:document-meta>
</file>